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41pt"/>
    </style:style>
    <style:style style:name="co2" style:family="table-column">
      <style:table-column-properties fo:break-before="auto" style:column-width="227.51pt"/>
    </style:style>
    <style:style style:name="co3" style:family="table-column">
      <style:table-column-properties fo:break-before="auto" style:column-width="67.69pt"/>
    </style:style>
    <style:style style:name="co4" style:family="table-column">
      <style:table-column-properties fo:break-before="auto" style:column-width="208.35pt"/>
    </style:style>
    <style:style style:name="co5" style:family="table-column">
      <style:table-column-properties fo:break-before="auto" style:column-width="83.25pt"/>
    </style:style>
    <style:style style:name="co6" style:family="table-column">
      <style:table-column-properties fo:break-before="auto" style:column-width="43.06pt"/>
    </style:style>
    <style:style style:name="co7" style:family="table-column">
      <style:table-column-properties fo:break-before="auto" style:column-width="65.91pt"/>
    </style:style>
    <style:style style:name="co8" style:family="table-column">
      <style:table-column-properties fo:break-before="auto" style:column-width="85.0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amela_Triples_Dist_cornuMe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From_Uri</text:p>
          </table:table-cell>
          <table:table-cell office:value-type="string" calcext:value-type="string">
            <text:p>From_Reg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_Uri</text:p>
          </table:table-cell>
          <table:table-cell office:value-type="string" calcext:value-type="string">
            <text:p>To_Reg</text:p>
          </table:table-cell>
          <table:table-cell office:value-type="string" calcext:value-type="string">
            <text:p>Dist_Original</text:p>
          </table:table-cell>
          <table:table-cell office:value-type="string" calcext:value-type="string">
            <text:p>Dist_CornuMeter</text:p>
          </table:table-cell>
        </table:table-row>
        <table:table-row table:style-name="ro1">
          <table:table-cell office:value-type="string" calcext:value-type="string">
            <text:p>"بطن مر</text:p>
          </table:table-cell>
          <table:table-cell office:value-type="string" calcext:value-type="string">
            <text:p><text:s/>BATNMARR_397E216N_S_JAZI</text:p>
          </table:table-cell>
          <table:table-cell office:value-type="string" calcext:value-type="string">
            <text:p><text:s/>عسفان</text:p>
          </table:table-cell>
          <table:table-cell office:value-type="string" calcext:value-type="string">
            <text:p><text:s/>USFAN_394E218N_S_JAZI</text:p>
          </table:table-cell>
          <table:table-cell office:value-type="string" calcext:value-type="string">
            <text:p><text:s/>مرحلة"</text:p>
          </table:table-cell>
          <table:table-cell office:value-type="float" office:value="40245" calcext:value-type="float">
            <text:p>40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عسفان</text:p>
          </table:table-cell>
          <table:table-cell office:value-type="string" calcext:value-type="string">
            <text:p><text:s/>USFAN_394E218N_S_JAZI</text:p>
          </table:table-cell>
          <table:table-cell office:value-type="string" calcext:value-type="string">
            <text:p><text:s/>خليص</text:p>
          </table:table-cell>
          <table:table-cell office:value-type="string" calcext:value-type="string">
            <text:p><text:s/>KHULAYS_394E221N_S_JAZI</text:p>
          </table:table-cell>
          <table:table-cell office:value-type="string" calcext:value-type="string">
            <text:p><text:s/>مرحلة"</text:p>
          </table:table-cell>
          <table:table-cell office:value-type="float" office:value="25425" calcext:value-type="float">
            <text:p>25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خليص</text:p>
          </table:table-cell>
          <table:table-cell office:value-type="string" calcext:value-type="string">
            <text:p><text:s/>KHULAYS_394E221N_S_JAZI</text:p>
          </table:table-cell>
          <table:table-cell office:value-type="string" calcext:value-type="string">
            <text:p><text:s/>الخيم</text:p>
          </table:table-cell>
          <table:table-cell office:value-type="string" calcext:value-type="string">
            <text:p><text:s/>KHAYM_395E223N_S_JAZI</text:p>
          </table:table-cell>
          <table:table-cell office:value-type="string" calcext:value-type="string">
            <text:p><text:s/>مرحلة"</text:p>
          </table:table-cell>
          <table:table-cell office:value-type="float" office:value="34920" calcext:value-type="float">
            <text:p>34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كة</text:p>
          </table:table-cell>
          <table:table-cell office:value-type="string" calcext:value-type="string">
            <text:p><text:s/>MAKKA_398E213N_S_JAZI</text:p>
          </table:table-cell>
          <table:table-cell office:value-type="string" calcext:value-type="string">
            <text:p><text:s/>يلملم</text:p>
          </table:table-cell>
          <table:table-cell office:value-type="string" calcext:value-type="string">
            <text:p><text:s/>YALAMLAM_400E208N_S_JAZI</text:p>
          </table:table-cell>
          <table:table-cell office:value-type="string" calcext:value-type="string">
            <text:p><text:s/>مرحلة"</text:p>
          </table:table-cell>
          <table:table-cell office:value-type="float" office:value="66635" calcext:value-type="float">
            <text:p>66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در</text:p>
          </table:table-cell>
          <table:table-cell office:value-type="string" calcext:value-type="string">
            <text:p><text:s/>BADR_388E237N_S_JAZI</text:p>
          </table:table-cell>
          <table:table-cell office:value-type="string" calcext:value-type="string">
            <text:p><text:s/>الصفراء</text:p>
          </table:table-cell>
          <table:table-cell office:value-type="string" calcext:value-type="string">
            <text:p><text:s/>SAFRA_389E240N_S_JAZI</text:p>
          </table:table-cell>
          <table:table-cell office:value-type="string" calcext:value-type="string">
            <text:p><text:s/>مرحلة"</text:p>
          </table:table-cell>
          <table:table-cell office:value-type="float" office:value="43093" calcext:value-type="float">
            <text:p>43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در</text:p>
          </table:table-cell>
          <table:table-cell office:value-type="string" calcext:value-type="string">
            <text:p><text:s/>BADR_388E237N_S_JAZI</text:p>
          </table:table-cell>
          <table:table-cell office:value-type="string" calcext:value-type="string">
            <text:p><text:s/>الجار</text:p>
          </table:table-cell>
          <table:table-cell office:value-type="string" calcext:value-type="string">
            <text:p><text:s/>JAR_385E238N_S_JAZI</text:p>
          </table:table-cell>
          <table:table-cell office:value-type="string" calcext:value-type="string">
            <text:p><text:s/>مرحلة"</text:p>
          </table:table-cell>
          <table:table-cell office:value-type="float" office:value="31811" calcext:value-type="float">
            <text:p>31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جار</text:p>
          </table:table-cell>
          <table:table-cell office:value-type="string" calcext:value-type="string">
            <text:p><text:s/>JAR_385E238N_S_JAZI</text:p>
          </table:table-cell>
          <table:table-cell office:value-type="string" calcext:value-type="string">
            <text:p><text:s/>ينبع</text:p>
          </table:table-cell>
          <table:table-cell office:value-type="string" calcext:value-type="string">
            <text:p><text:s/>YANBU_381E241N_S_JAZI</text:p>
          </table:table-cell>
          <table:table-cell office:value-type="string" calcext:value-type="string">
            <text:p><text:s/>مرحلتین"</text:p>
          </table:table-cell>
          <table:table-cell office:value-type="float" office:value="52691" calcext:value-type="float">
            <text:p>52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سويدية</text:p>
          </table:table-cell>
          <table:table-cell office:value-type="string" calcext:value-type="string">
            <text:p><text:s/>SUWAYDA_390E250N_S_JAZI</text:p>
          </table:table-cell>
          <table:table-cell office:value-type="string" calcext:value-type="string">
            <text:p><text:s/>المروة</text:p>
          </table:table-cell>
          <table:table-cell office:value-type="string" calcext:value-type="string">
            <text:p><text:s/>MARWA_385E257N_S_JAZI</text:p>
          </table:table-cell>
          <table:table-cell office:value-type="string" calcext:value-type="string">
            <text:p><text:s/>مرحلتین"</text:p>
          </table:table-cell>
          <table:table-cell office:value-type="float" office:value="88023" calcext:value-type="float">
            <text:p>88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حجر</text:p>
          </table:table-cell>
          <table:table-cell office:value-type="string" calcext:value-type="string">
            <text:p><text:s/>HIJRSALIH_379E268N_S_JAZI</text:p>
          </table:table-cell>
          <table:table-cell office:value-type="string" calcext:value-type="string">
            <text:p><text:s/>تيماء</text:p>
          </table:table-cell>
          <table:table-cell office:value-type="string" calcext:value-type="string">
            <text:p><text:s/>TAYMA_385E275N_S_BADI</text:p>
          </table:table-cell>
          <table:table-cell office:value-type="string" calcext:value-type="string">
            <text:p><text:s/>ثلاث مراحل"</text:p>
          </table:table-cell>
          <table:table-cell office:value-type="float" office:value="101924" calcext:value-type="float">
            <text:p>101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زبالة</text:p>
          </table:table-cell>
          <table:table-cell office:value-type="string" calcext:value-type="string">
            <text:p><text:s/>ZUBALA_435E294N_S_BADI</text:p>
          </table:table-cell>
          <table:table-cell office:value-type="string" calcext:value-type="string">
            <text:p><text:s/>الشقوق</text:p>
          </table:table-cell>
          <table:table-cell office:value-type="string" calcext:value-type="string">
            <text:p><text:s/>SHUQUQ_434E290N_S_BADI</text:p>
          </table:table-cell>
          <table:table-cell office:value-type="string" calcext:value-type="string">
            <text:p><text:s/>واحد وعشرون میلا"</text:p>
          </table:table-cell>
          <table:table-cell office:value-type="float" office:value="38357" calcext:value-type="float">
            <text:p>38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سليلة</text:p>
          </table:table-cell>
          <table:table-cell office:value-type="string" calcext:value-type="string">
            <text:p><text:s/>SALILA_412E243N_S_JAZI</text:p>
          </table:table-cell>
          <table:table-cell office:value-type="string" calcext:value-type="string">
            <text:p><text:s/>العمق</text:p>
          </table:table-cell>
          <table:table-cell office:value-type="string" calcext:value-type="string">
            <text:p><text:s/>UMAQ_409E240N_S_JAZI</text:p>
          </table:table-cell>
          <table:table-cell office:value-type="string" calcext:value-type="string">
            <text:p><text:s/>واحد وعشرون میلا"</text:p>
          </table:table-cell>
          <table:table-cell office:value-type="float" office:value="43170" calcext:value-type="float">
            <text:p>43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أفيعية</text:p>
          </table:table-cell>
          <table:table-cell office:value-type="string" calcext:value-type="string">
            <text:p><text:s/>UFAYIYYA_407E230N_S_JAZI</text:p>
          </table:table-cell>
          <table:table-cell office:value-type="string" calcext:value-type="string">
            <text:p><text:s/>المسلح</text:p>
          </table:table-cell>
          <table:table-cell office:value-type="string" calcext:value-type="string">
            <text:p><text:s/>MISLAH_407E224N_S_JAZI</text:p>
          </table:table-cell>
          <table:table-cell office:value-type="string" calcext:value-type="string">
            <text:p><text:s/>اثنان وثلاثون میلا"</text:p>
          </table:table-cell>
          <table:table-cell office:value-type="float" office:value="66620" calcext:value-type="float">
            <text:p>66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نباج</text:p>
          </table:table-cell>
          <table:table-cell office:value-type="string" calcext:value-type="string">
            <text:p><text:s/>NIBAJ_444E263N_S_BADI</text:p>
          </table:table-cell>
          <table:table-cell office:value-type="string" calcext:value-type="string">
            <text:p><text:s/>العوسجة</text:p>
          </table:table-cell>
          <table:table-cell office:value-type="string" calcext:value-type="string">
            <text:p><text:s/>AWSAJA_440E259N_S_JAZI</text:p>
          </table:table-cell>
          <table:table-cell office:value-type="string" calcext:value-type="string">
            <text:p><text:s/>تسعة وعشرين میلا"</text:p>
          </table:table-cell>
          <table:table-cell office:value-type="float" office:value="55547" calcext:value-type="float">
            <text:p>55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عوسجة</text:p>
          </table:table-cell>
          <table:table-cell office:value-type="string" calcext:value-type="string">
            <text:p><text:s/>AWSAJA_440E259N_S_JAZI</text:p>
          </table:table-cell>
          <table:table-cell office:value-type="string" calcext:value-type="string">
            <text:p><text:s/>رامة</text:p>
          </table:table-cell>
          <table:table-cell office:value-type="string" calcext:value-type="string">
            <text:p><text:s/>RAMA_434E257N_S_JAZI</text:p>
          </table:table-cell>
          <table:table-cell office:value-type="string" calcext:value-type="string">
            <text:p><text:s/>"</text:p>
          </table:table-cell>
          <table:table-cell office:value-type="float" office:value="69453" calcext:value-type="float">
            <text:p>69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امة</text:p>
          </table:table-cell>
          <table:table-cell office:value-type="string" calcext:value-type="string">
            <text:p><text:s/>RAMA_434E257N_S_JAZI</text:p>
          </table:table-cell>
          <table:table-cell office:value-type="string" calcext:value-type="string">
            <text:p><text:s/>إمرة</text:p>
          </table:table-cell>
          <table:table-cell office:value-type="string" calcext:value-type="string">
            <text:p><text:s/>IMMARA_431E253N_S_JAZI</text:p>
          </table:table-cell>
          <table:table-cell office:value-type="string" calcext:value-type="string">
            <text:p><text:s/>سبعة وعشرين میلا"</text:p>
          </table:table-cell>
          <table:table-cell office:value-type="float" office:value="53999" calcext:value-type="float">
            <text:p>53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إمرة</text:p>
          </table:table-cell>
          <table:table-cell office:value-type="string" calcext:value-type="string">
            <text:p><text:s/>IMMARA_431E253N_S_JAZI</text:p>
          </table:table-cell>
          <table:table-cell office:value-type="string" calcext:value-type="string">
            <text:p><text:s/>طخفة</text:p>
          </table:table-cell>
          <table:table-cell office:value-type="string" calcext:value-type="string">
            <text:p><text:s/>TIKHFA_430E249N_S_JAZI</text:p>
          </table:table-cell>
          <table:table-cell office:value-type="string" calcext:value-type="string">
            <text:p><text:s/>ستة وثلاثون میلا"</text:p>
          </table:table-cell>
          <table:table-cell office:value-type="float" office:value="48462" calcext:value-type="float">
            <text:p>4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جار</text:p>
          </table:table-cell>
          <table:table-cell office:value-type="string" calcext:value-type="string">
            <text:p><text:s/>JAR_385E238N_S_JAZI</text:p>
          </table:table-cell>
          <table:table-cell office:value-type="string" calcext:value-type="string">
            <text:p><text:s/>بدر</text:p>
          </table:table-cell>
          <table:table-cell office:value-type="string" calcext:value-type="string">
            <text:p><text:s/>BADR_388E237N_S_JAZI</text:p>
          </table:table-cell>
          <table:table-cell office:value-type="string" calcext:value-type="string">
            <text:p><text:s/>"</text:p>
          </table:table-cell>
          <table:table-cell office:value-type="float" office:value="31811" calcext:value-type="float">
            <text:p>31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صنعاء</text:p>
          </table:table-cell>
          <table:table-cell office:value-type="string" calcext:value-type="string">
            <text:p><text:s/>SANA_442E153N_S_YEME</text:p>
          </table:table-cell>
          <table:table-cell office:value-type="string" calcext:value-type="string">
            <text:p><text:s/>الريدة</text:p>
          </table:table-cell>
          <table:table-cell office:value-type="string" calcext:value-type="string">
            <text:p><text:s/>RAYDA_440E158N_S_YEME</text:p>
          </table:table-cell>
          <table:table-cell office:value-type="string" calcext:value-type="string">
            <text:p><text:s/>مرحلة"</text:p>
          </table:table-cell>
          <table:table-cell office:value-type="float" office:value="55608" calcext:value-type="float">
            <text:p>55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ريدة</text:p>
          </table:table-cell>
          <table:table-cell office:value-type="string" calcext:value-type="string">
            <text:p><text:s/>RAYDA_440E158N_S_YEME</text:p>
          </table:table-cell>
          <table:table-cell office:value-type="string" calcext:value-type="string">
            <text:p><text:s/>أثافت</text:p>
          </table:table-cell>
          <table:table-cell office:value-type="string" calcext:value-type="string">
            <text:p><text:s/>ATHAFIT_439E161N_S_YEME</text:p>
          </table:table-cell>
          <table:table-cell office:value-type="string" calcext:value-type="string">
            <text:p><text:s/>مرحلة"</text:p>
          </table:table-cell>
          <table:table-cell office:value-type="float" office:value="33739" calcext:value-type="float">
            <text:p>33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أعمشية</text:p>
          </table:table-cell>
          <table:table-cell office:value-type="string" calcext:value-type="string">
            <text:p><text:s/>AMASHIYYA_439E165N_S_YEME</text:p>
          </table:table-cell>
          <table:table-cell office:value-type="string" calcext:value-type="string">
            <text:p><text:s/>صعدة</text:p>
          </table:table-cell>
          <table:table-cell office:value-type="string" calcext:value-type="string">
            <text:p><text:s/>SADA_437E169N_S_YEME</text:p>
          </table:table-cell>
          <table:table-cell office:value-type="string" calcext:value-type="string">
            <text:p><text:s/>مرحلة"</text:p>
          </table:table-cell>
          <table:table-cell office:value-type="float" office:value="48668" calcext:value-type="float">
            <text:p>48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نات جرم</text:p>
          </table:table-cell>
          <table:table-cell office:value-type="string" calcext:value-type="string">
            <text:p><text:s/>BANATJARM_427E192N_O_JAZI</text:p>
          </table:table-cell>
          <table:table-cell office:value-type="string" calcext:value-type="string">
            <text:p><text:s/>جسداء</text:p>
          </table:table-cell>
          <table:table-cell office:value-type="string" calcext:value-type="string">
            <text:p><text:s/>JUSADA_427E195N_S_JAZI</text:p>
          </table:table-cell>
          <table:table-cell office:value-type="string" calcext:value-type="string">
            <text:p><text:s/>مرحلة"</text:p>
          </table:table-cell>
          <table:table-cell office:value-type="float" office:value="35405" calcext:value-type="float">
            <text:p>35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فتق</text:p>
          </table:table-cell>
          <table:table-cell office:value-type="string" calcext:value-type="string">
            <text:p><text:s/>FUTUQ_412E214N_S_JAZI</text:p>
          </table:table-cell>
          <table:table-cell office:value-type="string" calcext:value-type="string">
            <text:p><text:s/>الجدد</text:p>
          </table:table-cell>
          <table:table-cell office:value-type="string" calcext:value-type="string">
            <text:p><text:s/>JUDAD_410E217N_S_JAZI</text:p>
          </table:table-cell>
          <table:table-cell office:value-type="string" calcext:value-type="string">
            <text:p><text:s/>مرحلة"</text:p>
          </table:table-cell>
          <table:table-cell office:value-type="float" office:value="39010" calcext:value-type="float">
            <text:p>39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جدد</text:p>
          </table:table-cell>
          <table:table-cell office:value-type="string" calcext:value-type="string">
            <text:p><text:s/>JUDAD_410E217N_S_JAZI</text:p>
          </table:table-cell>
          <table:table-cell office:value-type="string" calcext:value-type="string">
            <text:p><text:s/>الغمرة</text:p>
          </table:table-cell>
          <table:table-cell office:value-type="string" calcext:value-type="string">
            <text:p><text:s/>GHAMRA_408E218N_S_JAZI</text:p>
          </table:table-cell>
          <table:table-cell office:value-type="string" calcext:value-type="string">
            <text:p><text:s/>مرحلة"</text:p>
          </table:table-cell>
          <table:table-cell office:value-type="float" office:value="30345" calcext:value-type="float">
            <text:p>3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رن</text:p>
          </table:table-cell>
          <table:table-cell office:value-type="string" calcext:value-type="string">
            <text:p><text:s/>QARN_402E214N_S_JAZI</text:p>
          </table:table-cell>
          <table:table-cell office:value-type="string" calcext:value-type="string">
            <text:p><text:s/>الطائف</text:p>
          </table:table-cell>
          <table:table-cell office:value-type="string" calcext:value-type="string">
            <text:p><text:s/>TAIF_404E212N_S_JAZI</text:p>
          </table:table-cell>
          <table:table-cell office:value-type="string" calcext:value-type="string">
            <text:p><text:s/>مرحلة"</text:p>
          </table:table-cell>
          <table:table-cell office:value-type="float" office:value="34909" calcext:value-type="float">
            <text:p>34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صنعاء</text:p>
          </table:table-cell>
          <table:table-cell office:value-type="string" calcext:value-type="string">
            <text:p><text:s/>SANA_442E153N_S_YEME</text:p>
          </table:table-cell>
          <table:table-cell office:value-type="string" calcext:value-type="string">
            <text:p><text:s/>العرف</text:p>
          </table:table-cell>
          <table:table-cell office:value-type="string" calcext:value-type="string">
            <text:p><text:s/>URF_442E150N_S_YEME</text:p>
          </table:table-cell>
          <table:table-cell office:value-type="string" calcext:value-type="string">
            <text:p><text:s/>مرحلة"</text:p>
          </table:table-cell>
          <table:table-cell office:value-type="float" office:value="32891" calcext:value-type="float">
            <text:p>32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صنعاء</text:p>
          </table:table-cell>
          <table:table-cell office:value-type="string" calcext:value-type="string">
            <text:p><text:s/>SANA_442E153N_S_YEME</text:p>
          </table:table-cell>
          <table:table-cell office:value-type="string" calcext:value-type="string">
            <text:p><text:s/>شبام</text:p>
          </table:table-cell>
          <table:table-cell office:value-type="string" calcext:value-type="string">
            <text:p><text:s/>SHIBAM_439E155N_S_YEME</text:p>
          </table:table-cell>
          <table:table-cell office:value-type="string" calcext:value-type="string">
            <text:p><text:s/>مرحلة"</text:p>
          </table:table-cell>
          <table:table-cell office:value-type="float" office:value="37499" calcext:value-type="float">
            <text:p>37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سيب</text:p>
          </table:table-cell>
          <table:table-cell office:value-type="string" calcext:value-type="string">
            <text:p><text:s/>SIB_448E329N_S_IRAQ</text:p>
          </table:table-cell>
          <table:table-cell office:value-type="string" calcext:value-type="string">
            <text:p><text:s/>دير العاقول</text:p>
          </table:table-cell>
          <table:table-cell office:value-type="string" calcext:value-type="string">
            <text:p><text:s/>DAYRAQUL_449E329N_S_IRAQ</text:p>
          </table:table-cell>
          <table:table-cell office:value-type="string" calcext:value-type="string">
            <text:p><text:s/>مرحلة"</text:p>
          </table:table-cell>
          <table:table-cell office:value-type="float" office:value="15081" calcext:value-type="float">
            <text:p>15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دير العاقول</text:p>
          </table:table-cell>
          <table:table-cell office:value-type="string" calcext:value-type="string">
            <text:p><text:s/>DAYRAQUL_449E329N_S_IRAQ</text:p>
          </table:table-cell>
          <table:table-cell office:value-type="string" calcext:value-type="string">
            <text:p><text:s/>جرجرايا</text:p>
          </table:table-cell>
          <table:table-cell office:value-type="string" calcext:value-type="string">
            <text:p><text:s/>JARJARAYA_453E327N_S_IRAQ</text:p>
          </table:table-cell>
          <table:table-cell office:value-type="string" calcext:value-type="string">
            <text:p><text:s/>مرحلة"</text:p>
          </table:table-cell>
          <table:table-cell office:value-type="float" office:value="38285" calcext:value-type="float">
            <text:p>38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رجرايا</text:p>
          </table:table-cell>
          <table:table-cell office:value-type="string" calcext:value-type="string">
            <text:p><text:s/>JARJARAYA_453E327N_S_IRAQ</text:p>
          </table:table-cell>
          <table:table-cell office:value-type="string" calcext:value-type="string">
            <text:p><text:s/>النعمانية</text:p>
          </table:table-cell>
          <table:table-cell office:value-type="string" calcext:value-type="string">
            <text:p><text:s/>NUMANIYYA_454E325N_S_IRAQ</text:p>
          </table:table-cell>
          <table:table-cell office:value-type="string" calcext:value-type="string">
            <text:p><text:s/>مرحلة"</text:p>
          </table:table-cell>
          <table:table-cell office:value-type="float" office:value="19012" calcext:value-type="float">
            <text:p>19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بصرة</text:p>
          </table:table-cell>
          <table:table-cell office:value-type="string" calcext:value-type="string">
            <text:p><text:s/>BASRA_477E304N_S_IRAQ</text:p>
          </table:table-cell>
          <table:table-cell office:value-type="string" calcext:value-type="string">
            <text:p><text:s/>الأبلة</text:p>
          </table:table-cell>
          <table:table-cell office:value-type="string" calcext:value-type="string">
            <text:p><text:s/>UBULLA_478E304N_S_IRAQ</text:p>
          </table:table-cell>
          <table:table-cell office:value-type="string" calcext:value-type="string">
            <text:p><text:s/>بريدين"</text:p>
          </table:table-cell>
          <table:table-cell office:value-type="float" office:value="19227" calcext:value-type="float">
            <text:p>19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أبلة</text:p>
          </table:table-cell>
          <table:table-cell office:value-type="string" calcext:value-type="string">
            <text:p><text:s/>UBULLA_478E304N_S_IRAQ</text:p>
          </table:table-cell>
          <table:table-cell office:value-type="string" calcext:value-type="string">
            <text:p><text:s/>بيان</text:p>
          </table:table-cell>
          <table:table-cell office:value-type="string" calcext:value-type="string">
            <text:p><text:s/>BAYAN_480E304N_S_IRAQ</text:p>
          </table:table-cell>
          <table:table-cell office:value-type="string" calcext:value-type="string">
            <text:p><text:s/>مرحلة"</text:p>
          </table:table-cell>
          <table:table-cell office:value-type="float" office:value="19589" calcext:value-type="float">
            <text:p>19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غداد</text:p>
          </table:table-cell>
          <table:table-cell office:value-type="string" calcext:value-type="string">
            <text:p><text:s/>BAGHDAD_443E333N_S_IRAQ</text:p>
          </table:table-cell>
          <table:table-cell office:value-type="string" calcext:value-type="string">
            <text:p><text:s/>السيلحين</text:p>
          </table:table-cell>
          <table:table-cell office:value-type="string" calcext:value-type="string">
            <text:p><text:s/>SAYLAHIN_440E334N_S_IRAQ</text:p>
          </table:table-cell>
          <table:table-cell office:value-type="string" calcext:value-type="string">
            <text:p><text:s/>بريدين"</text:p>
          </table:table-cell>
          <table:table-cell office:value-type="float" office:value="28066" calcext:value-type="float">
            <text:p>28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سيلحين</text:p>
          </table:table-cell>
          <table:table-cell office:value-type="string" calcext:value-type="string">
            <text:p><text:s/>SAYLAHIN_440E334N_S_IRAQ</text:p>
          </table:table-cell>
          <table:table-cell office:value-type="string" calcext:value-type="string">
            <text:p><text:s/>الأنبار</text:p>
          </table:table-cell>
          <table:table-cell office:value-type="string" calcext:value-type="string">
            <text:p><text:s/>ANBAR_437E333N_S_IRAQ</text:p>
          </table:table-cell>
          <table:table-cell office:value-type="string" calcext:value-type="string">
            <text:p><text:s/>مرحلة"</text:p>
          </table:table-cell>
          <table:table-cell office:value-type="float" office:value="34158" calcext:value-type="float">
            <text:p>34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أنبار</text:p>
          </table:table-cell>
          <table:table-cell office:value-type="string" calcext:value-type="string">
            <text:p><text:s/>ANBAR_437E333N_S_IRAQ</text:p>
          </table:table-cell>
          <table:table-cell office:value-type="string" calcext:value-type="string">
            <text:p><text:s/>الرب</text:p>
          </table:table-cell>
          <table:table-cell office:value-type="string" calcext:value-type="string">
            <text:p><text:s/>RABB_432E334N_S_IRAQ</text:p>
          </table:table-cell>
          <table:table-cell office:value-type="string" calcext:value-type="string">
            <text:p><text:s/>مرحلة"</text:p>
          </table:table-cell>
          <table:table-cell office:value-type="float" office:value="43212" calcext:value-type="float">
            <text:p>43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رب</text:p>
          </table:table-cell>
          <table:table-cell office:value-type="string" calcext:value-type="string">
            <text:p><text:s/>RABB_432E334N_S_IRAQ</text:p>
          </table:table-cell>
          <table:table-cell office:value-type="string" calcext:value-type="string">
            <text:p><text:s/>هيت</text:p>
          </table:table-cell>
          <table:table-cell office:value-type="string" calcext:value-type="string">
            <text:p><text:s/>HIT_428E336N_S_IRAQ</text:p>
          </table:table-cell>
          <table:table-cell office:value-type="string" calcext:value-type="string">
            <text:p><text:s/>مرحلتين"</text:p>
          </table:table-cell>
          <table:table-cell office:value-type="float" office:value="51101" calcext:value-type="float">
            <text:p>51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بلتا</text:p>
          </table:table-cell>
          <table:table-cell office:value-type="string" calcext:value-type="string">
            <text:p><text:s/>JABILTA_437E346N_S_IRAQ</text:p>
          </table:table-cell>
          <table:table-cell office:value-type="string" calcext:value-type="string">
            <text:p><text:s/>السودقانية</text:p>
          </table:table-cell>
          <table:table-cell office:value-type="string" calcext:value-type="string">
            <text:p><text:s/>SUDAQANIYYA_436E348N_S_IRAQ</text:p>
          </table:table-cell>
          <table:table-cell office:value-type="string" calcext:value-type="string">
            <text:p><text:s/>مرحلة"</text:p>
          </table:table-cell>
          <table:table-cell office:value-type="float" office:value="24890" calcext:value-type="float">
            <text:p>24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سودقانية</text:p>
          </table:table-cell>
          <table:table-cell office:value-type="string" calcext:value-type="string">
            <text:p><text:s/>SUDAQANIYYA_436E348N_S_IRAQ</text:p>
          </table:table-cell>
          <table:table-cell office:value-type="string" calcext:value-type="string">
            <text:p><text:s/>بارما</text:p>
          </table:table-cell>
          <table:table-cell office:value-type="string" calcext:value-type="string">
            <text:p><text:s/>BARIMMA_435E350N_S_IRAQ</text:p>
          </table:table-cell>
          <table:table-cell office:value-type="string" calcext:value-type="string">
            <text:p><text:s/>مرحلة"</text:p>
          </table:table-cell>
          <table:table-cell office:value-type="float" office:value="31145" calcext:value-type="float">
            <text:p>31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ارما</text:p>
          </table:table-cell>
          <table:table-cell office:value-type="string" calcext:value-type="string">
            <text:p><text:s/>BARIMMA_435E350N_S_IRAQ</text:p>
          </table:table-cell>
          <table:table-cell office:value-type="string" calcext:value-type="string">
            <text:p><text:s/>السن</text:p>
          </table:table-cell>
          <table:table-cell office:value-type="string" calcext:value-type="string">
            <text:p><text:s/>SINN_434E352N_S_IRAQ</text:p>
          </table:table-cell>
          <table:table-cell office:value-type="string" calcext:value-type="string">
            <text:p><text:s/>مرحلة"</text:p>
          </table:table-cell>
          <table:table-cell office:value-type="float" office:value="22695" calcext:value-type="float">
            <text:p>22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غداد</text:p>
          </table:table-cell>
          <table:table-cell office:value-type="string" calcext:value-type="string">
            <text:p><text:s/>BAGHDAD_443E333N_S_IRAQ</text:p>
          </table:table-cell>
          <table:table-cell office:value-type="string" calcext:value-type="string">
            <text:p><text:s/>النهروان</text:p>
          </table:table-cell>
          <table:table-cell office:value-type="string" calcext:value-type="string">
            <text:p><text:s/>NAHRAWAN_445E334N_S_IRAQ</text:p>
          </table:table-cell>
          <table:table-cell office:value-type="string" calcext:value-type="string">
            <text:p><text:s/>بريدين"</text:p>
          </table:table-cell>
          <table:table-cell office:value-type="float" office:value="23974" calcext:value-type="float">
            <text:p>23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لولا</text:p>
          </table:table-cell>
          <table:table-cell office:value-type="string" calcext:value-type="string">
            <text:p><text:s/>JALULA_451E341N_S_IRAQ</text:p>
          </table:table-cell>
          <table:table-cell office:value-type="string" calcext:value-type="string">
            <text:p><text:s/>خانقين</text:p>
          </table:table-cell>
          <table:table-cell office:value-type="string" calcext:value-type="string">
            <text:p><text:s/>KHANIQIN_454E343N_S_IRAQ</text:p>
          </table:table-cell>
          <table:table-cell office:value-type="string" calcext:value-type="string">
            <text:p><text:s/>مرحلة"</text:p>
          </table:table-cell>
          <table:table-cell office:value-type="float" office:value="36179" calcext:value-type="float">
            <text:p>36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فحيمة</text:p>
          </table:table-cell>
          <table:table-cell office:value-type="string" calcext:value-type="string">
            <text:p><text:s/>FUHAYMA_421E342N_S_AQUR</text:p>
          </table:table-cell>
          <table:table-cell office:value-type="string" calcext:value-type="string">
            <text:p><text:s/>الحديثة</text:p>
          </table:table-cell>
          <table:table-cell office:value-type="string" calcext:value-type="string">
            <text:p><text:s/>HADITHA_423E341N_S_AQUR</text:p>
          </table:table-cell>
          <table:table-cell office:value-type="string" calcext:value-type="string">
            <text:p><text:s/>مرحلة"</text:p>
          </table:table-cell>
          <table:table-cell office:value-type="float" office:value="25762" calcext:value-type="float">
            <text:p>25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صر شيرين</text:p>
          </table:table-cell>
          <table:table-cell office:value-type="string" calcext:value-type="string">
            <text:p><text:s/>QASRSHIRIN_456E344N_S_IRAQ</text:p>
          </table:table-cell>
          <table:table-cell office:value-type="string" calcext:value-type="string">
            <text:p><text:s/>خانقين</text:p>
          </table:table-cell>
          <table:table-cell office:value-type="string" calcext:value-type="string">
            <text:p><text:s/>KHANIQIN_454E343N_S_IRAQ</text:p>
          </table:table-cell>
          <table:table-cell office:value-type="string" calcext:value-type="string">
            <text:p><text:s/>مرحلة"</text:p>
          </table:table-cell>
          <table:table-cell office:value-type="float" office:value="23547" calcext:value-type="float">
            <text:p>23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بقيعة</text:p>
          </table:table-cell>
          <table:table-cell office:value-type="string" calcext:value-type="string">
            <text:p><text:s/>BAQIA_433E356N_S_AQUR</text:p>
          </table:table-cell>
          <table:table-cell office:value-type="string" calcext:value-type="string">
            <text:p><text:s/>السن</text:p>
          </table:table-cell>
          <table:table-cell office:value-type="string" calcext:value-type="string">
            <text:p><text:s/>SINN_434E352N_S_IRAQ</text:p>
          </table:table-cell>
          <table:table-cell office:value-type="string" calcext:value-type="string">
            <text:p><text:s/>مرحلة"</text:p>
          </table:table-cell>
          <table:table-cell office:value-type="float" office:value="43203" calcext:value-type="float">
            <text:p>43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رقعيد</text:p>
          </table:table-cell>
          <table:table-cell office:value-type="string" calcext:value-type="string">
            <text:p><text:s/>BARQAID_420E369N_S_AQUR</text:p>
          </table:table-cell>
          <table:table-cell office:value-type="string" calcext:value-type="string">
            <text:p><text:s/>أذرمة</text:p>
          </table:table-cell>
          <table:table-cell office:value-type="string" calcext:value-type="string">
            <text:p><text:s/>ADHRAMA_417E369N_S_AQUR</text:p>
          </table:table-cell>
          <table:table-cell office:value-type="string" calcext:value-type="string">
            <text:p><text:s/>مرحلة"</text:p>
          </table:table-cell>
          <table:table-cell office:value-type="float" office:value="32179" calcext:value-type="float">
            <text:p>32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نصيبين</text:p>
          </table:table-cell>
          <table:table-cell office:value-type="string" calcext:value-type="string">
            <text:p><text:s/>NASIBIN_412E370N_S_AQUR</text:p>
          </table:table-cell>
          <table:table-cell office:value-type="string" calcext:value-type="string">
            <text:p><text:s/>دارا</text:p>
          </table:table-cell>
          <table:table-cell office:value-type="string" calcext:value-type="string">
            <text:p><text:s/>DARA_409E371N_S_AQUR</text:p>
          </table:table-cell>
          <table:table-cell office:value-type="string" calcext:value-type="string">
            <text:p><text:s/>مرحلة"</text:p>
          </table:table-cell>
          <table:table-cell office:value-type="float" office:value="29880" calcext:value-type="float">
            <text:p>29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محلبية</text:p>
          </table:table-cell>
          <table:table-cell office:value-type="string" calcext:value-type="string">
            <text:p><text:s/>MAHLABIYYA_427E362N_S_AQUR</text:p>
          </table:table-cell>
          <table:table-cell office:value-type="string" calcext:value-type="string">
            <text:p><text:s/>الشحاجية</text:p>
          </table:table-cell>
          <table:table-cell office:value-type="string" calcext:value-type="string">
            <text:p><text:s/>SHAHHAJIYYA_429E362N_S_AQUR</text:p>
          </table:table-cell>
          <table:table-cell office:value-type="string" calcext:value-type="string">
            <text:p><text:s/>مرحلة"</text:p>
          </table:table-cell>
          <table:table-cell office:value-type="float" office:value="18180" calcext:value-type="float">
            <text:p>18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حسنية</text:p>
          </table:table-cell>
          <table:table-cell office:value-type="string" calcext:value-type="string">
            <text:p><text:s/>HASANIYYA_427E371N_S_AQUR</text:p>
          </table:table-cell>
          <table:table-cell office:value-type="string" calcext:value-type="string">
            <text:p><text:s/>ثمانين</text:p>
          </table:table-cell>
          <table:table-cell office:value-type="string" calcext:value-type="string">
            <text:p><text:s/>THAMANIN_426E373N_S_AQUR</text:p>
          </table:table-cell>
          <table:table-cell office:value-type="string" calcext:value-type="string">
            <text:p><text:s/>مرحلة"</text:p>
          </table:table-cell>
          <table:table-cell office:value-type="float" office:value="24460" calcext:value-type="float">
            <text:p>24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آمد</text:p>
          </table:table-cell>
          <table:table-cell office:value-type="string" calcext:value-type="string">
            <text:p><text:s/>AMID_402E379N_S_AQUR</text:p>
          </table:table-cell>
          <table:table-cell office:value-type="string" calcext:value-type="string">
            <text:p><text:s/>ميافارقين</text:p>
          </table:table-cell>
          <table:table-cell office:value-type="string" calcext:value-type="string">
            <text:p><text:s/>MAYYAFARIQIN_410E381N_S_AQUR</text:p>
          </table:table-cell>
          <table:table-cell office:value-type="string" calcext:value-type="string">
            <text:p><text:s/>مرحلة"</text:p>
          </table:table-cell>
          <table:table-cell office:value-type="float" office:value="75793" calcext:value-type="float">
            <text:p>75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يافارقين</text:p>
          </table:table-cell>
          <table:table-cell office:value-type="string" calcext:value-type="string">
            <text:p><text:s/>MAYYAFARIQIN_410E381N_S_AQUR</text:p>
          </table:table-cell>
          <table:table-cell office:value-type="string" calcext:value-type="string">
            <text:p><text:s/>أرزن</text:p>
          </table:table-cell>
          <table:table-cell office:value-type="string" calcext:value-type="string">
            <text:p><text:s/>ARZAN_416E379N_S_AQUR</text:p>
          </table:table-cell>
          <table:table-cell office:value-type="string" calcext:value-type="string">
            <text:p><text:s/>مرحلة"</text:p>
          </table:table-cell>
          <table:table-cell office:value-type="float" office:value="61032" calcext:value-type="float">
            <text:p>6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شمشاط</text:p>
          </table:table-cell>
          <table:table-cell office:value-type="string" calcext:value-type="string">
            <text:p><text:s/>SHIMSHAT_398E386N_S_AQUR</text:p>
          </table:table-cell>
          <table:table-cell office:value-type="string" calcext:value-type="string">
            <text:p><text:s/>تل حوم</text:p>
          </table:table-cell>
          <table:table-cell office:value-type="string" calcext:value-type="string">
            <text:p><text:s/>TALLHUM_397E381N_S_AQUR</text:p>
          </table:table-cell>
          <table:table-cell office:value-type="string" calcext:value-type="string">
            <text:p><text:s/>مرحلة"</text:p>
          </table:table-cell>
          <table:table-cell office:value-type="float" office:value="48373" calcext:value-type="float">
            <text:p>48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رنان</text:p>
          </table:table-cell>
          <table:table-cell office:value-type="string" calcext:value-type="string">
            <text:p><text:s/>JARNAN_396E379N_S_AQUR</text:p>
          </table:table-cell>
          <table:table-cell office:value-type="string" calcext:value-type="string">
            <text:p><text:s/>بامقرا</text:p>
          </table:table-cell>
          <table:table-cell office:value-type="string" calcext:value-type="string">
            <text:p><text:s/>BAMAQARA_393E377N_S_AQUR</text:p>
          </table:table-cell>
          <table:table-cell office:value-type="string" calcext:value-type="string">
            <text:p><text:s/>مرحلة"</text:p>
          </table:table-cell>
          <table:table-cell office:value-type="float" office:value="32629" calcext:value-type="float">
            <text:p>32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امقرا</text:p>
          </table:table-cell>
          <table:table-cell office:value-type="string" calcext:value-type="string">
            <text:p><text:s/>BAMAQARA_393E377N_S_AQUR</text:p>
          </table:table-cell>
          <table:table-cell office:value-type="string" calcext:value-type="string">
            <text:p><text:s/>جلاب</text:p>
          </table:table-cell>
          <table:table-cell office:value-type="string" calcext:value-type="string">
            <text:p><text:s/>JULLAB_389E374N_S_AQUR</text:p>
          </table:table-cell>
          <table:table-cell office:value-type="string" calcext:value-type="string">
            <text:p><text:s/>مرحلة"</text:p>
          </table:table-cell>
          <table:table-cell office:value-type="float" office:value="53878" calcext:value-type="float">
            <text:p>53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لاب</text:p>
          </table:table-cell>
          <table:table-cell office:value-type="string" calcext:value-type="string">
            <text:p><text:s/>JULLAB_389E374N_S_AQUR</text:p>
          </table:table-cell>
          <table:table-cell office:value-type="string" calcext:value-type="string">
            <text:p><text:s/>الرها</text:p>
          </table:table-cell>
          <table:table-cell office:value-type="string" calcext:value-type="string">
            <text:p><text:s/>RUHA_388E371N_S_AQUR</text:p>
          </table:table-cell>
          <table:table-cell office:value-type="string" calcext:value-type="string">
            <text:p><text:s/>بريدين"</text:p>
          </table:table-cell>
          <table:table-cell office:value-type="float" office:value="30874" calcext:value-type="float">
            <text:p>30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حصن زياد</text:p>
          </table:table-cell>
          <table:table-cell office:value-type="string" calcext:value-type="string">
            <text:p><text:s/>HISNZIYAD_392E387N_S_AQUR</text:p>
          </table:table-cell>
          <table:table-cell office:value-type="string" calcext:value-type="string">
            <text:p><text:s/>ملطين</text:p>
          </table:table-cell>
          <table:table-cell office:value-type="string" calcext:value-type="string">
            <text:p><text:s/>MALATIN_383E383N_S_AQUR</text:p>
          </table:table-cell>
          <table:table-cell office:value-type="string" calcext:value-type="string">
            <text:p><text:s/>مرحلة"</text:p>
          </table:table-cell>
          <table:table-cell office:value-type="float" office:value="94239" calcext:value-type="float">
            <text:p>94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لطين</text:p>
          </table:table-cell>
          <table:table-cell office:value-type="string" calcext:value-type="string">
            <text:p><text:s/>MALATIN_383E383N_S_AQUR</text:p>
          </table:table-cell>
          <table:table-cell office:value-type="string" calcext:value-type="string">
            <text:p><text:s/>عرقة</text:p>
          </table:table-cell>
          <table:table-cell office:value-type="string" calcext:value-type="string">
            <text:p><text:s/>ARQA_379E383N_S_AQUR</text:p>
          </table:table-cell>
          <table:table-cell office:value-type="string" calcext:value-type="string">
            <text:p><text:s/>مرحلة"</text:p>
          </table:table-cell>
          <table:table-cell office:value-type="float" office:value="35959" calcext:value-type="float">
            <text:p>35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يافارقين</text:p>
          </table:table-cell>
          <table:table-cell office:value-type="string" calcext:value-type="string">
            <text:p><text:s/>MAYYAFARIQIN_410E381N_S_AQUR</text:p>
          </table:table-cell>
          <table:table-cell office:value-type="string" calcext:value-type="string">
            <text:p><text:s/>موش</text:p>
          </table:table-cell>
          <table:table-cell office:value-type="string" calcext:value-type="string">
            <text:p><text:s/>MUSH_414E387N_S_RIHA</text:p>
          </table:table-cell>
          <table:table-cell office:value-type="string" calcext:value-type="string">
            <text:p><text:s/>أربعة مراحل"</text:p>
          </table:table-cell>
          <table:table-cell office:value-type="float" office:value="84163" calcext:value-type="float">
            <text:p>84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حلب</text:p>
          </table:table-cell>
          <table:table-cell office:value-type="string" calcext:value-type="string">
            <text:p><text:s/>HALAB_371E361N_S_SHAM</text:p>
          </table:table-cell>
          <table:table-cell office:value-type="string" calcext:value-type="string">
            <text:p><text:s/>بالس</text:p>
          </table:table-cell>
          <table:table-cell office:value-type="string" calcext:value-type="string">
            <text:p><text:s/>BALIS_380E360N_S_SHAM</text:p>
          </table:table-cell>
          <table:table-cell office:value-type="string" calcext:value-type="string">
            <text:p><text:s/>يومين"</text:p>
          </table:table-cell>
          <table:table-cell office:value-type="float" office:value="87336" calcext:value-type="float">
            <text:p>87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حلب</text:p>
          </table:table-cell>
          <table:table-cell office:value-type="string" calcext:value-type="string">
            <text:p><text:s/>HALAB_371E361N_S_SHAM</text:p>
          </table:table-cell>
          <table:table-cell office:value-type="string" calcext:value-type="string">
            <text:p><text:s/>قنسرين</text:p>
          </table:table-cell>
          <table:table-cell office:value-type="string" calcext:value-type="string">
            <text:p><text:s/>QINNASRIN_370E359N_S_SHAM</text:p>
          </table:table-cell>
          <table:table-cell office:value-type="string" calcext:value-type="string">
            <text:p><text:s/>يوما"</text:p>
          </table:table-cell>
          <table:table-cell office:value-type="float" office:value="28156" calcext:value-type="float">
            <text:p>28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حلب</text:p>
          </table:table-cell>
          <table:table-cell office:value-type="string" calcext:value-type="string">
            <text:p><text:s/>HALAB_371E361N_S_SHAM</text:p>
          </table:table-cell>
          <table:table-cell office:value-type="string" calcext:value-type="string">
            <text:p><text:s/>منبج</text:p>
          </table:table-cell>
          <table:table-cell office:value-type="string" calcext:value-type="string">
            <text:p><text:s/>MANBIJ_379E365N_S_AQUR</text:p>
          </table:table-cell>
          <table:table-cell office:value-type="string" calcext:value-type="string">
            <text:p><text:s/>يومين"</text:p>
          </table:table-cell>
          <table:table-cell office:value-type="float" office:value="81800" calcext:value-type="float">
            <text:p>8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حمص</text:p>
          </table:table-cell>
          <table:table-cell office:value-type="string" calcext:value-type="string">
            <text:p><text:s/>HIMS_367E347N_S_SHAM</text:p>
          </table:table-cell>
          <table:table-cell office:value-type="string" calcext:value-type="string">
            <text:p><text:s/>جوسية</text:p>
          </table:table-cell>
          <table:table-cell office:value-type="string" calcext:value-type="string">
            <text:p><text:s/>JUSIYA_365E344N_S_SHAM</text:p>
          </table:table-cell>
          <table:table-cell office:value-type="string" calcext:value-type="string">
            <text:p><text:s/>مرحلة"</text:p>
          </table:table-cell>
          <table:table-cell office:value-type="float" office:value="36853" calcext:value-type="float">
            <text:p>36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حمص</text:p>
          </table:table-cell>
          <table:table-cell office:value-type="string" calcext:value-type="string">
            <text:p><text:s/>HIMS_367E347N_S_SHAM</text:p>
          </table:table-cell>
          <table:table-cell office:value-type="string" calcext:value-type="string">
            <text:p><text:s/>شمسين</text:p>
          </table:table-cell>
          <table:table-cell office:value-type="string" calcext:value-type="string">
            <text:p><text:s/>SHAMSIN_367E345N_S_SHAM</text:p>
          </table:table-cell>
          <table:table-cell office:value-type="string" calcext:value-type="string">
            <text:p><text:s/>مرحلة"</text:p>
          </table:table-cell>
          <table:table-cell office:value-type="float" office:value="23059" calcext:value-type="float">
            <text:p>23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قطيفة</text:p>
          </table:table-cell>
          <table:table-cell office:value-type="string" calcext:value-type="string">
            <text:p><text:s/>QUTAYYIFA_366E337N_S_SHAM</text:p>
          </table:table-cell>
          <table:table-cell office:value-type="string" calcext:value-type="string">
            <text:p><text:s/>دمشق</text:p>
          </table:table-cell>
          <table:table-cell office:value-type="string" calcext:value-type="string">
            <text:p><text:s/>DIMASHQ_363E335N_S_SHAM</text:p>
          </table:table-cell>
          <table:table-cell office:value-type="string" calcext:value-type="string">
            <text:p><text:s/>مرحلة"</text:p>
          </table:table-cell>
          <table:table-cell office:value-type="float" office:value="38245" calcext:value-type="float">
            <text:p>38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سلمية</text:p>
          </table:table-cell>
          <table:table-cell office:value-type="string" calcext:value-type="string">
            <text:p><text:s/>SALAMIYYA_370E350N_S_SHAM</text:p>
          </table:table-cell>
          <table:table-cell office:value-type="string" calcext:value-type="string">
            <text:p><text:s/>القسطل</text:p>
          </table:table-cell>
          <table:table-cell office:value-type="string" calcext:value-type="string">
            <text:p><text:s/>QASTAL_375E350N_S_SHAM</text:p>
          </table:table-cell>
          <table:table-cell office:value-type="string" calcext:value-type="string">
            <text:p><text:s/>مرحلتين"</text:p>
          </table:table-cell>
          <table:table-cell office:value-type="float" office:value="47117" calcext:value-type="float">
            <text:p>47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حماة</text:p>
          </table:table-cell>
          <table:table-cell office:value-type="string" calcext:value-type="string">
            <text:p><text:s/>HAMA_367E351N_S_SHAM</text:p>
          </table:table-cell>
          <table:table-cell office:value-type="string" calcext:value-type="string">
            <text:p><text:s/>شيزر</text:p>
          </table:table-cell>
          <table:table-cell office:value-type="string" calcext:value-type="string">
            <text:p><text:s/>SHAYZAR_365E352N_S_SHAM</text:p>
          </table:table-cell>
          <table:table-cell office:value-type="string" calcext:value-type="string">
            <text:p><text:s/>مرحلة"</text:p>
          </table:table-cell>
          <table:table-cell office:value-type="float" office:value="24738" calcext:value-type="float">
            <text:p>24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شيزر</text:p>
          </table:table-cell>
          <table:table-cell office:value-type="string" calcext:value-type="string">
            <text:p><text:s/>SHAYZAR_365E352N_S_SHAM</text:p>
          </table:table-cell>
          <table:table-cell office:value-type="string" calcext:value-type="string">
            <text:p><text:s/>كفرطاب</text:p>
          </table:table-cell>
          <table:table-cell office:value-type="string" calcext:value-type="string">
            <text:p><text:s/>KAFARTAB_366E355N_S_SHAM</text:p>
          </table:table-cell>
          <table:table-cell office:value-type="string" calcext:value-type="string">
            <text:p><text:s/>مرحلة"</text:p>
          </table:table-cell>
          <table:table-cell office:value-type="float" office:value="28741" calcext:value-type="float">
            <text:p>28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نسرين</text:p>
          </table:table-cell>
          <table:table-cell office:value-type="string" calcext:value-type="string">
            <text:p><text:s/>QINNASRIN_370E359N_S_SHAM</text:p>
          </table:table-cell>
          <table:table-cell office:value-type="string" calcext:value-type="string">
            <text:p><text:s/>حلب</text:p>
          </table:table-cell>
          <table:table-cell office:value-type="string" calcext:value-type="string">
            <text:p><text:s/>HALAB_371E361N_S_SHAM</text:p>
          </table:table-cell>
          <table:table-cell office:value-type="string" calcext:value-type="string">
            <text:p><text:s/>مرحلة"</text:p>
          </table:table-cell>
          <table:table-cell office:value-type="float" office:value="28156" calcext:value-type="float">
            <text:p>28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دمشق</text:p>
          </table:table-cell>
          <table:table-cell office:value-type="string" calcext:value-type="string">
            <text:p><text:s/>DIMASHQ_363E335N_S_SHAM</text:p>
          </table:table-cell>
          <table:table-cell office:value-type="string" calcext:value-type="string">
            <text:p><text:s/>الكسوة</text:p>
          </table:table-cell>
          <table:table-cell office:value-type="string" calcext:value-type="string">
            <text:p><text:s/>KUSWA_362E333N_S_SHAM</text:p>
          </table:table-cell>
          <table:table-cell office:value-type="string" calcext:value-type="string">
            <text:p><text:s/>بريدين"</text:p>
          </table:table-cell>
          <table:table-cell office:value-type="float" office:value="19212" calcext:value-type="float">
            <text:p>19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اسم</text:p>
          </table:table-cell>
          <table:table-cell office:value-type="string" calcext:value-type="string">
            <text:p><text:s/>JASIM_360E329N_S_SHAM</text:p>
          </table:table-cell>
          <table:table-cell office:value-type="string" calcext:value-type="string">
            <text:p><text:s/>فيق</text:p>
          </table:table-cell>
          <table:table-cell office:value-type="string" calcext:value-type="string">
            <text:p><text:s/>AQABAFIQ_356E327N_S_SHAM</text:p>
          </table:table-cell>
          <table:table-cell office:value-type="string" calcext:value-type="string">
            <text:p><text:s/>مرحلة"</text:p>
          </table:table-cell>
          <table:table-cell office:value-type="float" office:value="41808" calcext:value-type="float">
            <text:p>41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طبرية</text:p>
          </table:table-cell>
          <table:table-cell office:value-type="string" calcext:value-type="string">
            <text:p><text:s/>TABARIYYA_355E327N_S_SHAM</text:p>
          </table:table-cell>
          <table:table-cell office:value-type="string" calcext:value-type="string">
            <text:p><text:s/>اللجون</text:p>
          </table:table-cell>
          <table:table-cell office:value-type="string" calcext:value-type="string">
            <text:p><text:s/>LAJJUN_352E326N_S_SHAM</text:p>
          </table:table-cell>
          <table:table-cell office:value-type="string" calcext:value-type="string">
            <text:p><text:s/>مرحلة"</text:p>
          </table:table-cell>
          <table:table-cell office:value-type="float" office:value="30012" calcext:value-type="float">
            <text:p>3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طبرية</text:p>
          </table:table-cell>
          <table:table-cell office:value-type="string" calcext:value-type="string">
            <text:p><text:s/>TABARIYYA_355E327N_S_SHAM</text:p>
          </table:table-cell>
          <table:table-cell office:value-type="string" calcext:value-type="string">
            <text:p><text:s/>جب يوسف</text:p>
          </table:table-cell>
          <table:table-cell office:value-type="string" calcext:value-type="string">
            <text:p><text:s/>JUBBYUSUF_355E329N_S_SHAM</text:p>
          </table:table-cell>
          <table:table-cell office:value-type="string" calcext:value-type="string">
            <text:p><text:s/>مرحلة"</text:p>
          </table:table-cell>
          <table:table-cell office:value-type="float" office:value="17413" calcext:value-type="float">
            <text:p>17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لجون</text:p>
          </table:table-cell>
          <table:table-cell office:value-type="string" calcext:value-type="string">
            <text:p><text:s/>LAJJUN_352E326N_S_SHAM</text:p>
          </table:table-cell>
          <table:table-cell office:value-type="string" calcext:value-type="string">
            <text:p><text:s/>قلنسوة</text:p>
          </table:table-cell>
          <table:table-cell office:value-type="string" calcext:value-type="string">
            <text:p><text:s/>QALANSUWA_349E322N_S_SHAM</text:p>
          </table:table-cell>
          <table:table-cell office:value-type="string" calcext:value-type="string">
            <text:p><text:s/>مرحلة"</text:p>
          </table:table-cell>
          <table:table-cell office:value-type="float" office:value="44562" calcext:value-type="float">
            <text:p>44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رية العيون</text:p>
          </table:table-cell>
          <table:table-cell office:value-type="string" calcext:value-type="string">
            <text:p><text:s/>QARYAUYUN_355E333N_S_SHAM</text:p>
          </table:table-cell>
          <table:table-cell office:value-type="string" calcext:value-type="string">
            <text:p><text:s/>القرعون</text:p>
          </table:table-cell>
          <table:table-cell office:value-type="string" calcext:value-type="string">
            <text:p><text:s/>QARUN_357E335N_S_SHAM</text:p>
          </table:table-cell>
          <table:table-cell office:value-type="string" calcext:value-type="string">
            <text:p><text:s/>مرحلة"</text:p>
          </table:table-cell>
          <table:table-cell office:value-type="float" office:value="27531" calcext:value-type="float">
            <text:p>27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زرقاء</text:p>
          </table:table-cell>
          <table:table-cell office:value-type="string" calcext:value-type="string">
            <text:p><text:s/>ZARQA_360E320N_S_SHAM</text:p>
          </table:table-cell>
          <table:table-cell office:value-type="string" calcext:value-type="string">
            <text:p><text:s/>أذرعات</text:p>
          </table:table-cell>
          <table:table-cell office:value-type="string" calcext:value-type="string">
            <text:p><text:s/>ADHRIAT_360E326N_S_SHAM</text:p>
          </table:table-cell>
          <table:table-cell office:value-type="string" calcext:value-type="string">
            <text:p><text:s/>مرحلة"</text:p>
          </table:table-cell>
          <table:table-cell office:value-type="float" office:value="67802" calcext:value-type="float">
            <text:p>67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فرما</text:p>
          </table:table-cell>
          <table:table-cell office:value-type="string" calcext:value-type="string">
            <text:p><text:s/>FARAMA_325E310N_S_EGYP</text:p>
          </table:table-cell>
          <table:table-cell office:value-type="string" calcext:value-type="string">
            <text:p><text:s/>البقارة</text:p>
          </table:table-cell>
          <table:table-cell office:value-type="string" calcext:value-type="string">
            <text:p><text:s/>BAQQARA_331E310N_S_EGYP</text:p>
          </table:table-cell>
          <table:table-cell office:value-type="string" calcext:value-type="string">
            <text:p><text:s/>مرحلة"</text:p>
          </table:table-cell>
          <table:table-cell office:value-type="float" office:value="51409" calcext:value-type="float">
            <text:p>51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بقارة</text:p>
          </table:table-cell>
          <table:table-cell office:value-type="string" calcext:value-type="string">
            <text:p><text:s/>BAQQARA_331E310N_S_EGYP</text:p>
          </table:table-cell>
          <table:table-cell office:value-type="string" calcext:value-type="string">
            <text:p><text:s/>الورادة</text:p>
          </table:table-cell>
          <table:table-cell office:value-type="string" calcext:value-type="string">
            <text:p><text:s/>WARRADA_335E310N_S_EGYP</text:p>
          </table:table-cell>
          <table:table-cell office:value-type="string" calcext:value-type="string">
            <text:p><text:s/>مرحلة"</text:p>
          </table:table-cell>
          <table:table-cell office:value-type="float" office:value="40058" calcext:value-type="float">
            <text:p>40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ورادة</text:p>
          </table:table-cell>
          <table:table-cell office:value-type="string" calcext:value-type="string">
            <text:p><text:s/>WARRADA_335E310N_S_EGYP</text:p>
          </table:table-cell>
          <table:table-cell office:value-type="string" calcext:value-type="string">
            <text:p><text:s/>العريش</text:p>
          </table:table-cell>
          <table:table-cell office:value-type="string" calcext:value-type="string">
            <text:p><text:s/>ARISH_338E311N_S_EGYP</text:p>
          </table:table-cell>
          <table:table-cell office:value-type="string" calcext:value-type="string">
            <text:p><text:s/>مرحلة"</text:p>
          </table:table-cell>
          <table:table-cell office:value-type="float" office:value="26173" calcext:value-type="float">
            <text:p>26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عريش</text:p>
          </table:table-cell>
          <table:table-cell office:value-type="string" calcext:value-type="string">
            <text:p><text:s/>ARISH_338E311N_S_EGYP</text:p>
          </table:table-cell>
          <table:table-cell office:value-type="string" calcext:value-type="string">
            <text:p><text:s/>رفح</text:p>
          </table:table-cell>
          <table:table-cell office:value-type="string" calcext:value-type="string">
            <text:p><text:s/>RAFH_342E313N_S_SHAM</text:p>
          </table:table-cell>
          <table:table-cell office:value-type="string" calcext:value-type="string">
            <text:p><text:s/>مرحلة"</text:p>
          </table:table-cell>
          <table:table-cell office:value-type="float" office:value="47834" calcext:value-type="float">
            <text:p>47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فرما</text:p>
          </table:table-cell>
          <table:table-cell office:value-type="string" calcext:value-type="string">
            <text:p><text:s/>FARAMA_325E310N_S_EGYP</text:p>
          </table:table-cell>
          <table:table-cell office:value-type="string" calcext:value-type="string">
            <text:p><text:s/>جرجير</text:p>
          </table:table-cell>
          <table:table-cell office:value-type="string" calcext:value-type="string">
            <text:p><text:s/>JURJIR_321E309N_S_EGYP</text:p>
          </table:table-cell>
          <table:table-cell office:value-type="string" calcext:value-type="string">
            <text:p><text:s/>مرحلة في الصيف"</text:p>
          </table:table-cell>
          <table:table-cell office:value-type="float" office:value="40816" calcext:value-type="float">
            <text:p>40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فرما</text:p>
          </table:table-cell>
          <table:table-cell office:value-type="string" calcext:value-type="string">
            <text:p><text:s/>FARAMA_325E310N_S_EGYP</text:p>
          </table:table-cell>
          <table:table-cell office:value-type="string" calcext:value-type="string">
            <text:p><text:s/>تنيس</text:p>
          </table:table-cell>
          <table:table-cell office:value-type="string" calcext:value-type="string">
            <text:p><text:s/>TINNIS_322E312N_S_EGYP</text:p>
          </table:table-cell>
          <table:table-cell office:value-type="string" calcext:value-type="string">
            <text:p><text:s/>مرحلة في الماء"</text:p>
          </table:table-cell>
          <table:table-cell office:value-type="float" office:value="43657" calcext:value-type="float">
            <text:p>43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تنيس</text:p>
          </table:table-cell>
          <table:table-cell office:value-type="string" calcext:value-type="string">
            <text:p><text:s/>TINNIS_322E312N_S_EGYP</text:p>
          </table:table-cell>
          <table:table-cell office:value-type="string" calcext:value-type="string">
            <text:p><text:s/>دمياط</text:p>
          </table:table-cell>
          <table:table-cell office:value-type="string" calcext:value-type="string">
            <text:p><text:s/>DIMYAT_317E314N_S_EGYP</text:p>
          </table:table-cell>
          <table:table-cell office:value-type="string" calcext:value-type="string">
            <text:p><text:s/>مرحلة"</text:p>
          </table:table-cell>
          <table:table-cell office:value-type="float" office:value="49616" calcext:value-type="float">
            <text:p>49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لبيس</text:p>
          </table:table-cell>
          <table:table-cell office:value-type="string" calcext:value-type="string">
            <text:p><text:s/>BILBAYS_315E304N_S_EGYP</text:p>
          </table:table-cell>
          <table:table-cell office:value-type="string" calcext:value-type="string">
            <text:p><text:s/>المنصف</text:p>
          </table:table-cell>
          <table:table-cell office:value-type="string" calcext:value-type="string">
            <text:p><text:s/>MANSAF_320E301N_S_EGYP</text:p>
          </table:table-cell>
          <table:table-cell office:value-type="string" calcext:value-type="string">
            <text:p><text:s/>مرحلة"</text:p>
          </table:table-cell>
          <table:table-cell office:value-type="float" office:value="55386" calcext:value-type="float">
            <text:p>55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وم شريك</text:p>
          </table:table-cell>
          <table:table-cell office:value-type="string" calcext:value-type="string">
            <text:p><text:s/>KUMSHARIK_307E306N_S_EGYP</text:p>
          </table:table-cell>
          <table:table-cell office:value-type="string" calcext:value-type="string">
            <text:p><text:s/>ترنوط</text:p>
          </table:table-cell>
          <table:table-cell office:value-type="string" calcext:value-type="string">
            <text:p><text:s/>TARNUT_308E304N_S_EGYP</text:p>
          </table:table-cell>
          <table:table-cell office:value-type="string" calcext:value-type="string">
            <text:p><text:s/>مرحلة"</text:p>
          </table:table-cell>
          <table:table-cell office:value-type="float" office:value="27218" calcext:value-type="float">
            <text:p>27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لبيس</text:p>
          </table:table-cell>
          <table:table-cell office:value-type="string" calcext:value-type="string">
            <text:p><text:s/>BILBAYS_315E304N_S_EGYP</text:p>
          </table:table-cell>
          <table:table-cell office:value-type="string" calcext:value-type="string">
            <text:p><text:s/>المنصف</text:p>
          </table:table-cell>
          <table:table-cell office:value-type="string" calcext:value-type="string">
            <text:p><text:s/>MANSAF_320E301N_S_EGYP</text:p>
          </table:table-cell>
          <table:table-cell office:value-type="string" calcext:value-type="string">
            <text:p><text:s/>مرحلة"</text:p>
          </table:table-cell>
          <table:table-cell office:value-type="float" office:value="55386" calcext:value-type="float">
            <text:p>55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ب الميدعان</text:p>
          </table:table-cell>
          <table:table-cell office:value-type="string" calcext:value-type="string">
            <text:p><text:s/>JUBBMAYDAN_233E321N_S_BARQ</text:p>
          </table:table-cell>
          <table:table-cell office:value-type="string" calcext:value-type="string">
            <text:p><text:s/>جياد الصغير</text:p>
          </table:table-cell>
          <table:table-cell office:value-type="string" calcext:value-type="string">
            <text:p><text:s/>JIYADSAGHIR_239E319N_S_BARQ</text:p>
          </table:table-cell>
          <table:table-cell office:value-type="string" calcext:value-type="string">
            <text:p><text:s/>مرحلة"</text:p>
          </table:table-cell>
          <table:table-cell office:value-type="float" office:value="65425" calcext:value-type="float">
            <text:p>65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خربة القوم</text:p>
          </table:table-cell>
          <table:table-cell office:value-type="string" calcext:value-type="string">
            <text:p><text:s/>KHIRBAQAWM_261E313N_S_BARQ</text:p>
          </table:table-cell>
          <table:table-cell office:value-type="string" calcext:value-type="string">
            <text:p><text:s/>قصر الشماس</text:p>
          </table:table-cell>
          <table:table-cell office:value-type="string" calcext:value-type="string">
            <text:p><text:s/>QASRSHAMMAS_263E313N_S_BARQ</text:p>
          </table:table-cell>
          <table:table-cell office:value-type="string" calcext:value-type="string">
            <text:p><text:s/>مرحلة"</text:p>
          </table:table-cell>
          <table:table-cell office:value-type="float" office:value="24538" calcext:value-type="float">
            <text:p>24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صر الشماس</text:p>
          </table:table-cell>
          <table:table-cell office:value-type="string" calcext:value-type="string">
            <text:p><text:s/>QASRSHAMMAS_263E313N_S_BARQ</text:p>
          </table:table-cell>
          <table:table-cell office:value-type="string" calcext:value-type="string">
            <text:p><text:s/>سكة الحمام</text:p>
          </table:table-cell>
          <table:table-cell office:value-type="string" calcext:value-type="string">
            <text:p><text:s/>SIKKAHAMMAM_267E311N_S_BARQ</text:p>
          </table:table-cell>
          <table:table-cell office:value-type="string" calcext:value-type="string">
            <text:p><text:s/>مرحلة"</text:p>
          </table:table-cell>
          <table:table-cell office:value-type="float" office:value="41289" calcext:value-type="float">
            <text:p>41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سكة الحمام</text:p>
          </table:table-cell>
          <table:table-cell office:value-type="string" calcext:value-type="string">
            <text:p><text:s/>SIKKAHAMMAM_267E311N_S_BARQ</text:p>
          </table:table-cell>
          <table:table-cell office:value-type="string" calcext:value-type="string">
            <text:p><text:s/>جب العوسج</text:p>
          </table:table-cell>
          <table:table-cell office:value-type="string" calcext:value-type="string">
            <text:p><text:s/>JUBBAWSAJ_273E310N_S_BARQ</text:p>
          </table:table-cell>
          <table:table-cell office:value-type="string" calcext:value-type="string">
            <text:p><text:s/>مرحلة"</text:p>
          </table:table-cell>
          <table:table-cell office:value-type="float" office:value="53425" calcext:value-type="float">
            <text:p>53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حنية الروم</text:p>
          </table:table-cell>
          <table:table-cell office:value-type="string" calcext:value-type="string">
            <text:p><text:s/>HANIYYARUM_288E308N_S_BARQ</text:p>
          </table:table-cell>
          <table:table-cell office:value-type="string" calcext:value-type="string">
            <text:p><text:s/>ذات الحمام</text:p>
          </table:table-cell>
          <table:table-cell office:value-type="string" calcext:value-type="string">
            <text:p><text:s/>DHATHUMAM_293E308N_S_BARQ</text:p>
          </table:table-cell>
          <table:table-cell office:value-type="string" calcext:value-type="string">
            <text:p><text:s/>مرحلة"</text:p>
          </table:table-cell>
          <table:table-cell office:value-type="float" office:value="44809" calcext:value-type="float">
            <text:p>44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صور حسان</text:p>
          </table:table-cell>
          <table:table-cell office:value-type="string" calcext:value-type="string">
            <text:p><text:s/>QUSURHASSAN_158E312N_S_BARQ</text:p>
          </table:table-cell>
          <table:table-cell office:value-type="string" calcext:value-type="string">
            <text:p><text:s/>مغمداش</text:p>
          </table:table-cell>
          <table:table-cell office:value-type="string" calcext:value-type="string">
            <text:p><text:s/>MAGHMADASH_162E311N_S_BARQ</text:p>
          </table:table-cell>
          <table:table-cell office:value-type="string" calcext:value-type="string">
            <text:p><text:s/>مرحلة"</text:p>
          </table:table-cell>
          <table:table-cell office:value-type="float" office:value="37096" calcext:value-type="float">
            <text:p>37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يهوديتين</text:p>
          </table:table-cell>
          <table:table-cell office:value-type="string" calcext:value-type="string">
            <text:p><text:s/>YAHUDIYYATAYN_177E307N_S_BARQ</text:p>
          </table:table-cell>
          <table:table-cell office:value-type="string" calcext:value-type="string">
            <text:p><text:s/>قصر العطش</text:p>
          </table:table-cell>
          <table:table-cell office:value-type="string" calcext:value-type="string">
            <text:p><text:s/>QASRATISH_181E305N_S_BARQ</text:p>
          </table:table-cell>
          <table:table-cell office:value-type="string" calcext:value-type="string">
            <text:p><text:s/>مرحلة"</text:p>
          </table:table-cell>
          <table:table-cell office:value-type="float" office:value="53515" calcext:value-type="float">
            <text:p>53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ارجمت</text:p>
          </table:table-cell>
          <table:table-cell office:value-type="string" calcext:value-type="string">
            <text:p><text:s/>BARJAMT_116E330N_S_BARQ</text:p>
          </table:table-cell>
          <table:table-cell office:value-type="string" calcext:value-type="string">
            <text:p><text:s/>الفوارة</text:p>
          </table:table-cell>
          <table:table-cell office:value-type="string" calcext:value-type="string">
            <text:p><text:s/>FAWWARA_105E335N_S_BARQ</text:p>
          </table:table-cell>
          <table:table-cell office:value-type="string" calcext:value-type="string">
            <text:p><text:s/>مرحلة"</text:p>
          </table:table-cell>
          <table:table-cell office:value-type="float" office:value="125352" calcext:value-type="float">
            <text:p>125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ابس</text:p>
          </table:table-cell>
          <table:table-cell office:value-type="string" calcext:value-type="string">
            <text:p><text:s/>QABIS_100E338N_S_BARQ</text:p>
          </table:table-cell>
          <table:table-cell office:value-type="string" calcext:value-type="string">
            <text:p><text:s/>الزيتونة</text:p>
          </table:table-cell>
          <table:table-cell office:value-type="string" calcext:value-type="string">
            <text:p><text:s/>ZAYTUNA_101E343N_S_MAGH</text:p>
          </table:table-cell>
          <table:table-cell office:value-type="string" calcext:value-type="string">
            <text:p><text:s/>مرحلة"</text:p>
          </table:table-cell>
          <table:table-cell office:value-type="float" office:value="58649" calcext:value-type="float">
            <text:p>58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فكان</text:p>
          </table:table-cell>
          <table:table-cell office:value-type="string" calcext:value-type="string">
            <text:p><text:s/>FAKKAN_000E352N_S_MAGH</text:p>
          </table:table-cell>
          <table:table-cell office:value-type="string" calcext:value-type="string">
            <text:p><text:s/>تلمسان</text:p>
          </table:table-cell>
          <table:table-cell office:value-type="string" calcext:value-type="string">
            <text:p><text:s/>TILIMSAN_013W348N_S_MAGH</text:p>
          </table:table-cell>
          <table:table-cell office:value-type="string" calcext:value-type="string">
            <text:p><text:s/>مرحلتين"</text:p>
          </table:table-cell>
          <table:table-cell office:value-type="float" office:value="133209" calcext:value-type="float">
            <text:p>133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تمتاج</text:p>
          </table:table-cell>
          <table:table-cell office:value-type="string" calcext:value-type="string">
            <text:p><text:s/>TAMTAJ_705E425N_S_TRAN</text:p>
          </table:table-cell>
          <table:table-cell office:value-type="string" calcext:value-type="string">
            <text:p><text:s/>بارجاخ</text:p>
          </table:table-cell>
          <table:table-cell office:value-type="string" calcext:value-type="string">
            <text:p><text:s/>BARJAH_708E426N_S_TRAN</text:p>
          </table:table-cell>
          <table:table-cell office:value-type="string" calcext:value-type="string">
            <text:p><text:s/>بريدين"</text:p>
          </table:table-cell>
          <table:table-cell office:value-type="float" office:value="25378" calcext:value-type="float">
            <text:p>25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سمرقند</text:p>
          </table:table-cell>
          <table:table-cell office:value-type="string" calcext:value-type="string">
            <text:p><text:s/>SAMARQAND_670E396N_S_TRAN</text:p>
          </table:table-cell>
          <table:table-cell office:value-type="string" calcext:value-type="string">
            <text:p><text:s/>زرمان</text:p>
          </table:table-cell>
          <table:table-cell office:value-type="string" calcext:value-type="string">
            <text:p><text:s/>ZARMAN_666E397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36130" calcext:value-type="float">
            <text:p>36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زرمان</text:p>
          </table:table-cell>
          <table:table-cell office:value-type="string" calcext:value-type="string">
            <text:p><text:s/>ZARMAN_666E397N_S_TRAN</text:p>
          </table:table-cell>
          <table:table-cell office:value-type="string" calcext:value-type="string">
            <text:p><text:s/>ربنجن</text:p>
          </table:table-cell>
          <table:table-cell office:value-type="string" calcext:value-type="string">
            <text:p><text:s/>RABINJAN_663E398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24471" calcext:value-type="float">
            <text:p>2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رمينية</text:p>
          </table:table-cell>
          <table:table-cell office:value-type="string" calcext:value-type="string">
            <text:p><text:s/>KARMIINIYYA_654E401N_S_TRAN</text:p>
          </table:table-cell>
          <table:table-cell office:value-type="string" calcext:value-type="string">
            <text:p><text:s/>الطواويس</text:p>
          </table:table-cell>
          <table:table-cell office:value-type="string" calcext:value-type="string">
            <text:p><text:s/>TAWAWIS_647E400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56110" calcext:value-type="float">
            <text:p>56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ناكث</text:p>
          </table:table-cell>
          <table:table-cell office:value-type="string" calcext:value-type="string">
            <text:p><text:s/>BANAKATH_688E407N_S_TRAN</text:p>
          </table:table-cell>
          <table:table-cell office:value-type="string" calcext:value-type="string">
            <text:p><text:s/>ستوركث</text:p>
          </table:table-cell>
          <table:table-cell office:value-type="string" calcext:value-type="string">
            <text:p><text:s/>SUTURKATH_688E408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20210" calcext:value-type="float">
            <text:p>20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سمرقند</text:p>
          </table:table-cell>
          <table:table-cell office:value-type="string" calcext:value-type="string">
            <text:p><text:s/>SAMARQAND_670E396N_S_TRAN</text:p>
          </table:table-cell>
          <table:table-cell office:value-type="string" calcext:value-type="string">
            <text:p><text:s/>درزده</text:p>
          </table:table-cell>
          <table:table-cell office:value-type="string" calcext:value-type="string">
            <text:p><text:s/>DIRIZDAH_670E393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41875" calcext:value-type="float">
            <text:p>4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ندك</text:p>
          </table:table-cell>
          <table:table-cell office:value-type="string" calcext:value-type="string">
            <text:p><text:s/>KANDAK_667E383N_S_TRAN</text:p>
          </table:table-cell>
          <table:table-cell office:value-type="string" calcext:value-type="string">
            <text:p><text:s/>باب الحديد</text:p>
          </table:table-cell>
          <table:table-cell office:value-type="string" calcext:value-type="string">
            <text:p><text:s/>BABHADID_670E382N_O_TRAN</text:p>
          </table:table-cell>
          <table:table-cell office:value-type="string" calcext:value-type="string">
            <text:p><text:s/>مرحلة"</text:p>
          </table:table-cell>
          <table:table-cell office:value-type="float" office:value="27492" calcext:value-type="float">
            <text:p>27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يكند</text:p>
          </table:table-cell>
          <table:table-cell office:value-type="string" calcext:value-type="string">
            <text:p><text:s/>BAYKAND_640E395N_S_TRAN</text:p>
          </table:table-cell>
          <table:table-cell office:value-type="string" calcext:value-type="string">
            <text:p><text:s/>ميان كال</text:p>
          </table:table-cell>
          <table:table-cell office:value-type="string" calcext:value-type="string">
            <text:p><text:s/>MIYANKAL_642E393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29390" calcext:value-type="float">
            <text:p>29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يان كال</text:p>
          </table:table-cell>
          <table:table-cell office:value-type="string" calcext:value-type="string">
            <text:p><text:s/>MIYANKAL_642E393N_S_TRAN</text:p>
          </table:table-cell>
          <table:table-cell office:value-type="string" calcext:value-type="string">
            <text:p><text:s/>فربر</text:p>
          </table:table-cell>
          <table:table-cell office:value-type="string" calcext:value-type="string">
            <text:p><text:s/>FIRABR_636E391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59762" calcext:value-type="float">
            <text:p>59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كم</text:p>
          </table:table-cell>
          <table:table-cell office:value-type="string" calcext:value-type="string">
            <text:p><text:s/>JIKAM_647E395N_S_TRAN</text:p>
          </table:table-cell>
          <table:table-cell office:value-type="string" calcext:value-type="string">
            <text:p><text:s/>رباط عتيق</text:p>
          </table:table-cell>
          <table:table-cell office:value-type="string" calcext:value-type="string">
            <text:p><text:s/>RIBATATIQ_650E394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29140" calcext:value-type="float">
            <text:p>29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باط خواران</text:p>
          </table:table-cell>
          <table:table-cell office:value-type="string" calcext:value-type="string">
            <text:p><text:s/>RIBATKHUWARAN_653E385N_S_TRAN</text:p>
          </table:table-cell>
          <table:table-cell office:value-type="string" calcext:value-type="string">
            <text:p><text:s/>قرية البخاريين</text:p>
          </table:table-cell>
          <table:table-cell office:value-type="string" calcext:value-type="string">
            <text:p><text:s/>QARYABUKHARIYYIN_651E380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55226" calcext:value-type="float">
            <text:p>55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رية الخوارزميين</text:p>
          </table:table-cell>
          <table:table-cell office:value-type="string" calcext:value-type="string">
            <text:p><text:s/>QARYAKHUWARIZMIYYIN_655E376N_S_TRAN</text:p>
          </table:table-cell>
          <table:table-cell office:value-type="string" calcext:value-type="string">
            <text:p><text:s/>بلخان</text:p>
          </table:table-cell>
          <table:table-cell office:value-type="string" calcext:value-type="string">
            <text:p><text:s/>BALKHAN_660E375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43450" calcext:value-type="float">
            <text:p>43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لخان</text:p>
          </table:table-cell>
          <table:table-cell office:value-type="string" calcext:value-type="string">
            <text:p><text:s/>BALKHAN_660E375N_S_TRAN</text:p>
          </table:table-cell>
          <table:table-cell office:value-type="string" calcext:value-type="string">
            <text:p><text:s/>كالف</text:p>
          </table:table-cell>
          <table:table-cell office:value-type="string" calcext:value-type="string">
            <text:p><text:s/>KALIF_663E373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33039" calcext:value-type="float">
            <text:p>33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الف</text:p>
          </table:table-cell>
          <table:table-cell office:value-type="string" calcext:value-type="string">
            <text:p><text:s/>KALIF_663E373N_S_TRAN</text:p>
          </table:table-cell>
          <table:table-cell office:value-type="string" calcext:value-type="string">
            <text:p><text:s/>محلة القياسين</text:p>
          </table:table-cell>
          <table:table-cell office:value-type="string" calcext:value-type="string">
            <text:p><text:s/>MAHALLAQAYYASIN_668E374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52776" calcext:value-type="float">
            <text:p>52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رمل</text:p>
          </table:table-cell>
          <table:table-cell office:value-type="string" calcext:value-type="string">
            <text:p><text:s/>RAML_631E401N_S_TRAN</text:p>
          </table:table-cell>
          <table:table-cell office:value-type="string" calcext:value-type="string">
            <text:p><text:s/>رباط طغان</text:p>
          </table:table-cell>
          <table:table-cell office:value-type="string" calcext:value-type="string">
            <text:p><text:s/>RIBATTUGHAN_628E401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29236" calcext:value-type="float">
            <text:p>29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باط حسن</text:p>
          </table:table-cell>
          <table:table-cell office:value-type="string" calcext:value-type="string">
            <text:p><text:s/>RIBATHASAN_622E405N_S_TRAN</text:p>
          </table:table-cell>
          <table:table-cell office:value-type="string" calcext:value-type="string">
            <text:p><text:s/>نابادغين</text:p>
          </table:table-cell>
          <table:table-cell office:value-type="string" calcext:value-type="string">
            <text:p><text:s/>NABADGHIN_620E407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38448" calcext:value-type="float">
            <text:p>38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باط ماش</text:p>
          </table:table-cell>
          <table:table-cell office:value-type="string" calcext:value-type="string">
            <text:p><text:s/>RIBATMASH_614E413N_S_TRAN</text:p>
          </table:table-cell>
          <table:table-cell office:value-type="string" calcext:value-type="string">
            <text:p><text:s/>رباط سنده</text:p>
          </table:table-cell>
          <table:table-cell office:value-type="string" calcext:value-type="string">
            <text:p><text:s/>RIBATSANDAH_617E412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26608" calcext:value-type="float">
            <text:p>26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غرقان</text:p>
          </table:table-cell>
          <table:table-cell office:value-type="string" calcext:value-type="string">
            <text:p><text:s/>BAGHIRQAN_612E414N_S_TRAN</text:p>
          </table:table-cell>
          <table:table-cell office:value-type="string" calcext:value-type="string">
            <text:p><text:s/>شراخان</text:p>
          </table:table-cell>
          <table:table-cell office:value-type="string" calcext:value-type="string">
            <text:p><text:s/>SHURAKHAN_609E415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28977" calcext:value-type="float">
            <text:p>28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نوباغ</text:p>
          </table:table-cell>
          <table:table-cell office:value-type="string" calcext:value-type="string">
            <text:p><text:s/>NUBAGH_598E422N_S_TRAN</text:p>
          </table:table-cell>
          <table:table-cell office:value-type="string" calcext:value-type="string">
            <text:p><text:s/>مزداخقان</text:p>
          </table:table-cell>
          <table:table-cell office:value-type="string" calcext:value-type="string">
            <text:p><text:s/>MAZDAKHKAN_595E423N_S_TRAN</text:p>
          </table:table-cell>
          <table:table-cell office:value-type="string" calcext:value-type="string">
            <text:p><text:s/>مرحلتين في مفازة"</text:p>
          </table:table-cell>
          <table:table-cell office:value-type="float" office:value="29687" calcext:value-type="float">
            <text:p>29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ردر</text:p>
          </table:table-cell>
          <table:table-cell office:value-type="string" calcext:value-type="string">
            <text:p><text:s/>KARDAR_597E428N_S_TRAN</text:p>
          </table:table-cell>
          <table:table-cell office:value-type="string" calcext:value-type="string">
            <text:p><text:s/>جويقان</text:p>
          </table:table-cell>
          <table:table-cell office:value-type="string" calcext:value-type="string">
            <text:p><text:s/>JUWIQAN_598E429N_S_TRAN</text:p>
          </table:table-cell>
          <table:table-cell office:value-type="string" calcext:value-type="string">
            <text:p><text:s/>بريدين"</text:p>
          </table:table-cell>
          <table:table-cell office:value-type="float" office:value="17689" calcext:value-type="float">
            <text:p>17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ويقان</text:p>
          </table:table-cell>
          <table:table-cell office:value-type="string" calcext:value-type="string">
            <text:p><text:s/>JUWIQAN_598E429N_S_TRAN</text:p>
          </table:table-cell>
          <table:table-cell office:value-type="string" calcext:value-type="string">
            <text:p><text:s/>قرية براتكين</text:p>
          </table:table-cell>
          <table:table-cell office:value-type="string" calcext:value-type="string">
            <text:p><text:s/>QARYABARATIKIN_599E431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27830" calcext:value-type="float">
            <text:p>27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غردمان</text:p>
          </table:table-cell>
          <table:table-cell office:value-type="string" calcext:value-type="string">
            <text:p><text:s/>GHARDAMAN_603E418N_S_TRAN</text:p>
          </table:table-cell>
          <table:table-cell office:value-type="string" calcext:value-type="string">
            <text:p><text:s/>وايخان</text:p>
          </table:table-cell>
          <table:table-cell office:value-type="string" calcext:value-type="string">
            <text:p><text:s/>WAYKHAN_601E420N_S_TRAN</text:p>
          </table:table-cell>
          <table:table-cell office:value-type="string" calcext:value-type="string">
            <text:p><text:s/>بريدين"</text:p>
          </table:table-cell>
          <table:table-cell office:value-type="float" office:value="24118" calcext:value-type="float">
            <text:p>2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دسكاخان خاس</text:p>
          </table:table-cell>
          <table:table-cell office:value-type="string" calcext:value-type="string">
            <text:p><text:s/>DASKAKHANKHAS_599E418N_S_TRAN</text:p>
          </table:table-cell>
          <table:table-cell office:value-type="string" calcext:value-type="string">
            <text:p><text:s/>رخشميثن</text:p>
          </table:table-cell>
          <table:table-cell office:value-type="string" calcext:value-type="string">
            <text:p><text:s/>ARDHAKHUSHMITHAN_602E416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32098" calcext:value-type="float">
            <text:p>32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خشميثن</text:p>
          </table:table-cell>
          <table:table-cell office:value-type="string" calcext:value-type="string">
            <text:p><text:s/>ARDHAKHUSHMITHAN_602E416N_S_TRAN</text:p>
          </table:table-cell>
          <table:table-cell office:value-type="string" calcext:value-type="string">
            <text:p><text:s/>خيوه</text:p>
          </table:table-cell>
          <table:table-cell office:value-type="string" calcext:value-type="string">
            <text:p><text:s/>KHIWAH_603E413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33885" calcext:value-type="float">
            <text:p>33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خيوه</text:p>
          </table:table-cell>
          <table:table-cell office:value-type="string" calcext:value-type="string">
            <text:p><text:s/>KHIWAH_603E413N_S_TRAN</text:p>
          </table:table-cell>
          <table:table-cell office:value-type="string" calcext:value-type="string">
            <text:p><text:s/>كردرانخاس</text:p>
          </table:table-cell>
          <table:table-cell office:value-type="string" calcext:value-type="string">
            <text:p><text:s/>KARDARANKHAS_606E413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29029" calcext:value-type="float">
            <text:p>29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نوزوار</text:p>
          </table:table-cell>
          <table:table-cell office:value-type="string" calcext:value-type="string">
            <text:p><text:s/>NUZWAR_593E420N_S_TRAN</text:p>
          </table:table-cell>
          <table:table-cell office:value-type="string" calcext:value-type="string">
            <text:p><text:s/>زمخشر</text:p>
          </table:table-cell>
          <table:table-cell office:value-type="string" calcext:value-type="string">
            <text:p><text:s/>ZAMAKHSHAR_597E422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36206" calcext:value-type="float">
            <text:p>36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صغانيان</text:p>
          </table:table-cell>
          <table:table-cell office:value-type="string" calcext:value-type="string">
            <text:p><text:s/>SAGHANIYAN_678E382N_S_TRAN</text:p>
          </table:table-cell>
          <table:table-cell office:value-type="string" calcext:value-type="string">
            <text:p><text:s/>باسند</text:p>
          </table:table-cell>
          <table:table-cell office:value-type="string" calcext:value-type="string">
            <text:p><text:s/>BASAND_672E382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58935" calcext:value-type="float">
            <text:p>58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لخ</text:p>
          </table:table-cell>
          <table:table-cell office:value-type="string" calcext:value-type="string">
            <text:p><text:s/>BALKH_668E367N_S_KHUR</text:p>
          </table:table-cell>
          <table:table-cell office:value-type="string" calcext:value-type="string">
            <text:p><text:s/>خلم</text:p>
          </table:table-cell>
          <table:table-cell office:value-type="string" calcext:value-type="string">
            <text:p><text:s/>KHULM_677E367N_S_KHUR</text:p>
          </table:table-cell>
          <table:table-cell office:value-type="string" calcext:value-type="string">
            <text:p><text:s/>مرحلتين"</text:p>
          </table:table-cell>
          <table:table-cell office:value-type="float" office:value="74506" calcext:value-type="float">
            <text:p>74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خلم</text:p>
          </table:table-cell>
          <table:table-cell office:value-type="string" calcext:value-type="string">
            <text:p><text:s/>KHULM_677E367N_S_KHUR</text:p>
          </table:table-cell>
          <table:table-cell office:value-type="string" calcext:value-type="string">
            <text:p><text:s/>سمنجان</text:p>
          </table:table-cell>
          <table:table-cell office:value-type="string" calcext:value-type="string">
            <text:p><text:s/>SIMINJAN_680E362N_S_KHUR</text:p>
          </table:table-cell>
          <table:table-cell office:value-type="string" calcext:value-type="string">
            <text:p><text:s/>مرحلتين"</text:p>
          </table:table-cell>
          <table:table-cell office:value-type="float" office:value="70146" calcext:value-type="float">
            <text:p>7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أندخوذ</text:p>
          </table:table-cell>
          <table:table-cell office:value-type="string" calcext:value-type="string">
            <text:p><text:s/>ANDAKHUDH_651E369N_S_KHUR</text:p>
          </table:table-cell>
          <table:table-cell office:value-type="string" calcext:value-type="string">
            <text:p><text:s/>رباط أفريغون</text:p>
          </table:table-cell>
          <table:table-cell office:value-type="string" calcext:value-type="string">
            <text:p><text:s/>RIBATAFRIGHUN_652E372N_S_TRAN</text:p>
          </table:table-cell>
          <table:table-cell office:value-type="string" calcext:value-type="string">
            <text:p><text:s/>مرحلة"</text:p>
          </table:table-cell>
          <table:table-cell office:value-type="float" office:value="35426" calcext:value-type="float">
            <text:p>35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صر أحنف</text:p>
          </table:table-cell>
          <table:table-cell office:value-type="string" calcext:value-type="string">
            <text:p><text:s/>QASRAHNAF_632E357N_S_KHUR</text:p>
          </table:table-cell>
          <table:table-cell office:value-type="string" calcext:value-type="string">
            <text:p><text:s/>أرسكن</text:p>
          </table:table-cell>
          <table:table-cell office:value-type="string" calcext:value-type="string">
            <text:p><text:s/>ARASKAN_634E357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21754" calcext:value-type="float">
            <text:p>21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أرسكن</text:p>
          </table:table-cell>
          <table:table-cell office:value-type="string" calcext:value-type="string">
            <text:p><text:s/>ARASKAN_634E357N_S_KHUR</text:p>
          </table:table-cell>
          <table:table-cell office:value-type="string" calcext:value-type="string">
            <text:p><text:s/>الأسراب</text:p>
          </table:table-cell>
          <table:table-cell office:value-type="string" calcext:value-type="string">
            <text:p><text:s/>ASRAB_637E358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30144" calcext:value-type="float">
            <text:p>3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أسراب</text:p>
          </table:table-cell>
          <table:table-cell office:value-type="string" calcext:value-type="string">
            <text:p><text:s/>ASRAB_637E358N_S_KHUR</text:p>
          </table:table-cell>
          <table:table-cell office:value-type="string" calcext:value-type="string">
            <text:p><text:s/>كنجاباذ</text:p>
          </table:table-cell>
          <table:table-cell office:value-type="string" calcext:value-type="string">
            <text:p><text:s/>KANJABADH_639E357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20043" calcext:value-type="float">
            <text:p>20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رو</text:p>
          </table:table-cell>
          <table:table-cell office:value-type="string" calcext:value-type="string">
            <text:p><text:s/>MARW_621E376N_S_KHUR</text:p>
          </table:table-cell>
          <table:table-cell office:value-type="string" calcext:value-type="string">
            <text:p><text:s/>جروجرد</text:p>
          </table:table-cell>
          <table:table-cell office:value-type="string" calcext:value-type="string">
            <text:p><text:s/>JARUJIRD_618E375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27644" calcext:value-type="float">
            <text:p>27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رو</text:p>
          </table:table-cell>
          <table:table-cell office:value-type="string" calcext:value-type="string">
            <text:p><text:s/>MARW_621E376N_S_KHUR</text:p>
          </table:table-cell>
          <table:table-cell office:value-type="string" calcext:value-type="string">
            <text:p><text:s/>كشميهن</text:p>
          </table:table-cell>
          <table:table-cell office:value-type="string" calcext:value-type="string">
            <text:p><text:s/>KUSHMAYHAN_625E377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47323" calcext:value-type="float">
            <text:p>47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شميهن</text:p>
          </table:table-cell>
          <table:table-cell office:value-type="string" calcext:value-type="string">
            <text:p><text:s/>KUSHMAYHAN_625E377N_S_KHUR</text:p>
          </table:table-cell>
          <table:table-cell office:value-type="string" calcext:value-type="string">
            <text:p><text:s/>رباط الحديد</text:p>
          </table:table-cell>
          <table:table-cell office:value-type="string" calcext:value-type="string">
            <text:p><text:s/>RIBATHADID_628E380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34396" calcext:value-type="float">
            <text:p>34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باط الحديد</text:p>
          </table:table-cell>
          <table:table-cell office:value-type="string" calcext:value-type="string">
            <text:p><text:s/>RIBATHADID_628E380N_S_KHUR</text:p>
          </table:table-cell>
          <table:table-cell office:value-type="string" calcext:value-type="string">
            <text:p><text:s/>رباط نصرك</text:p>
          </table:table-cell>
          <table:table-cell office:value-type="string" calcext:value-type="string">
            <text:p><text:s/>RIBATNASRAK_629E383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33627" calcext:value-type="float">
            <text:p>33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باط نصرك</text:p>
          </table:table-cell>
          <table:table-cell office:value-type="string" calcext:value-type="string">
            <text:p><text:s/>RIBATNASRAK_629E383N_S_KHUR</text:p>
          </table:table-cell>
          <table:table-cell office:value-type="string" calcext:value-type="string">
            <text:p><text:s/>جب حماد</text:p>
          </table:table-cell>
          <table:table-cell office:value-type="string" calcext:value-type="string">
            <text:p><text:s/>JUBBHAMMAD_632E385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35094" calcext:value-type="float">
            <text:p>35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ب حماد</text:p>
          </table:table-cell>
          <table:table-cell office:value-type="string" calcext:value-type="string">
            <text:p><text:s/>JUBBHAMMAD_632E385N_S_KHUR</text:p>
          </table:table-cell>
          <table:table-cell office:value-type="string" calcext:value-type="string">
            <text:p><text:s/>رباط بارس</text:p>
          </table:table-cell>
          <table:table-cell office:value-type="string" calcext:value-type="string">
            <text:p><text:s/>RIBATBARIS_633E388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31462" calcext:value-type="float">
            <text:p>31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باط ميانه</text:p>
          </table:table-cell>
          <table:table-cell office:value-type="string" calcext:value-type="string">
            <text:p><text:s/>RIBATMAYANAH_627E345N_S_KHUR</text:p>
          </table:table-cell>
          <table:table-cell office:value-type="string" calcext:value-type="string">
            <text:p><text:s/>كروخ</text:p>
          </table:table-cell>
          <table:table-cell office:value-type="string" calcext:value-type="string">
            <text:p><text:s/>KARUKH_625E344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21472" calcext:value-type="float">
            <text:p>21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اشان</text:p>
          </table:table-cell>
          <table:table-cell office:value-type="string" calcext:value-type="string">
            <text:p><text:s/>BASHAN_623E342N_S_KHUR</text:p>
          </table:table-cell>
          <table:table-cell office:value-type="string" calcext:value-type="string">
            <text:p><text:s/>خيسار</text:p>
          </table:table-cell>
          <table:table-cell office:value-type="string" calcext:value-type="string">
            <text:p><text:s/>KHAYSAR_625E342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19174" calcext:value-type="float">
            <text:p>19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بنة</text:p>
          </table:table-cell>
          <table:table-cell office:value-type="string" calcext:value-type="string">
            <text:p><text:s/>BABNA_624E349N_S_KHUR</text:p>
          </table:table-cell>
          <table:table-cell office:value-type="string" calcext:value-type="string">
            <text:p><text:s/>كيف</text:p>
          </table:table-cell>
          <table:table-cell office:value-type="string" calcext:value-type="string">
            <text:p><text:s/>KAYF_624E352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29863" calcext:value-type="float">
            <text:p>29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غزنين</text:p>
          </table:table-cell>
          <table:table-cell office:value-type="string" calcext:value-type="string">
            <text:p><text:s/>GHAZNA_684E335N_S_SIJI</text:p>
          </table:table-cell>
          <table:table-cell office:value-type="string" calcext:value-type="string">
            <text:p><text:s/>كرديز</text:p>
          </table:table-cell>
          <table:table-cell office:value-type="string" calcext:value-type="string">
            <text:p><text:s/>KARDIZ_691E336N_S_SIND</text:p>
          </table:table-cell>
          <table:table-cell office:value-type="string" calcext:value-type="string">
            <text:p><text:s/>مرحلة"</text:p>
          </table:table-cell>
          <table:table-cell office:value-type="float" office:value="72820" calcext:value-type="float">
            <text:p>72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زانبوق</text:p>
          </table:table-cell>
          <table:table-cell office:value-type="string" calcext:value-type="string">
            <text:p><text:s/>ZANBUQ_619E309N_S_SIJI</text:p>
          </table:table-cell>
          <table:table-cell office:value-type="string" calcext:value-type="string">
            <text:p><text:s/>سروزن</text:p>
          </table:table-cell>
          <table:table-cell office:value-type="string" calcext:value-type="string">
            <text:p><text:s/>SARUZAN_621E311N_S_SIJI</text:p>
          </table:table-cell>
          <table:table-cell office:value-type="string" calcext:value-type="string">
            <text:p><text:s/>مرحلة"</text:p>
          </table:table-cell>
          <table:table-cell office:value-type="float" office:value="29564" calcext:value-type="float">
            <text:p>29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سروزن</text:p>
          </table:table-cell>
          <table:table-cell office:value-type="string" calcext:value-type="string">
            <text:p><text:s/>SARUZAN_621E311N_S_SIJI</text:p>
          </table:table-cell>
          <table:table-cell office:value-type="string" calcext:value-type="string">
            <text:p><text:s/>حروري</text:p>
          </table:table-cell>
          <table:table-cell office:value-type="string" calcext:value-type="string">
            <text:p><text:s/>HARURI_623E312N_S_SIJI</text:p>
          </table:table-cell>
          <table:table-cell office:value-type="string" calcext:value-type="string">
            <text:p><text:s/>مرحلة"</text:p>
          </table:table-cell>
          <table:table-cell office:value-type="float" office:value="26548" calcext:value-type="float">
            <text:p>26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باط كرودين</text:p>
          </table:table-cell>
          <table:table-cell office:value-type="string" calcext:value-type="string">
            <text:p><text:s/>RIBATKARUDIN_631E313N_S_SIJI</text:p>
          </table:table-cell>
          <table:table-cell office:value-type="string" calcext:value-type="string">
            <text:p><text:s/>رباط قهستان</text:p>
          </table:table-cell>
          <table:table-cell office:value-type="string" calcext:value-type="string">
            <text:p><text:s/>RIBATQAHASTAN_635E313N_S_SIJI</text:p>
          </table:table-cell>
          <table:table-cell office:value-type="string" calcext:value-type="string">
            <text:p><text:s/>مرحلة"</text:p>
          </table:table-cell>
          <table:table-cell office:value-type="float" office:value="38112" calcext:value-type="float">
            <text:p>38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زه</text:p>
          </table:table-cell>
          <table:table-cell office:value-type="string" calcext:value-type="string">
            <text:p><text:s/>JIZAH_623E319N_S_SIJI</text:p>
          </table:table-cell>
          <table:table-cell office:value-type="string" calcext:value-type="string">
            <text:p><text:s/>فره</text:p>
          </table:table-cell>
          <table:table-cell office:value-type="string" calcext:value-type="string">
            <text:p><text:s/>FARAH_620E323N_S_SIJI</text:p>
          </table:table-cell>
          <table:table-cell office:value-type="string" calcext:value-type="string">
            <text:p><text:s/>مرحلتين"</text:p>
          </table:table-cell>
          <table:table-cell office:value-type="float" office:value="55004" calcext:value-type="float">
            <text:p>55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زرنج</text:p>
          </table:table-cell>
          <table:table-cell office:value-type="string" calcext:value-type="string">
            <text:p><text:s/>ZARANJ_616E307N_S_SIJI</text:p>
          </table:table-cell>
          <table:table-cell office:value-type="string" calcext:value-type="string">
            <text:p><text:s/>الطاق</text:p>
          </table:table-cell>
          <table:table-cell office:value-type="string" calcext:value-type="string">
            <text:p><text:s/>TAQ_621E306N_S_SIJI</text:p>
          </table:table-cell>
          <table:table-cell office:value-type="string" calcext:value-type="string">
            <text:p><text:s/>مرحلة"</text:p>
          </table:table-cell>
          <table:table-cell office:value-type="float" office:value="50779" calcext:value-type="float">
            <text:p>50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ندر</text:p>
          </table:table-cell>
          <table:table-cell office:value-type="string" calcext:value-type="string">
            <text:p><text:s/>KUNDUR_581E351N_S_KHUR</text:p>
          </table:table-cell>
          <table:table-cell office:value-type="string" calcext:value-type="string">
            <text:p><text:s/>طريثيث</text:p>
          </table:table-cell>
          <table:table-cell office:value-type="string" calcext:value-type="string">
            <text:p><text:s/>TURTHITH_584E351N_S_KHUR</text:p>
          </table:table-cell>
          <table:table-cell office:value-type="string" calcext:value-type="string">
            <text:p><text:s/>بريدين"</text:p>
          </table:table-cell>
          <table:table-cell office:value-type="float" office:value="25963" calcext:value-type="float">
            <text:p>25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نيسابور</text:p>
          </table:table-cell>
          <table:table-cell office:value-type="string" calcext:value-type="string">
            <text:p><text:s/>NAYSABUR_587E361N_S_KHUR</text:p>
          </table:table-cell>
          <table:table-cell office:value-type="string" calcext:value-type="string">
            <text:p><text:s/>بيسكند</text:p>
          </table:table-cell>
          <table:table-cell office:value-type="string" calcext:value-type="string">
            <text:p><text:s/>BISKAND_583E360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36889" calcext:value-type="float">
            <text:p>36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يسكند</text:p>
          </table:table-cell>
          <table:table-cell office:value-type="string" calcext:value-type="string">
            <text:p><text:s/>BISKAND_583E360N_S_KHUR</text:p>
          </table:table-cell>
          <table:table-cell office:value-type="string" calcext:value-type="string">
            <text:p><text:s/>حسيناباذ</text:p>
          </table:table-cell>
          <table:table-cell office:value-type="string" calcext:value-type="string">
            <text:p><text:s/>HUSAYNABADH_579E361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42685" calcext:value-type="float">
            <text:p>42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نيسابور</text:p>
          </table:table-cell>
          <table:table-cell office:value-type="string" calcext:value-type="string">
            <text:p><text:s/>NAYSABUR_587E361N_S_KHUR</text:p>
          </table:table-cell>
          <table:table-cell office:value-type="string" calcext:value-type="string">
            <text:p><text:s/>قصر الريح</text:p>
          </table:table-cell>
          <table:table-cell office:value-type="string" calcext:value-type="string">
            <text:p><text:s/>QASRRIH_591E360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32089" calcext:value-type="float">
            <text:p>32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صر الريح</text:p>
          </table:table-cell>
          <table:table-cell office:value-type="string" calcext:value-type="string">
            <text:p><text:s/>QASRRIH_591E360N_S_KHUR</text:p>
          </table:table-cell>
          <table:table-cell office:value-type="string" calcext:value-type="string">
            <text:p><text:s/>الرمادة</text:p>
          </table:table-cell>
          <table:table-cell office:value-type="string" calcext:value-type="string">
            <text:p><text:s/>KHAKISAR_596E360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49084" calcext:value-type="float">
            <text:p>49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رمادة</text:p>
          </table:table-cell>
          <table:table-cell office:value-type="string" calcext:value-type="string">
            <text:p><text:s/>KHAKISAR_596E360N_S_KHUR</text:p>
          </table:table-cell>
          <table:table-cell office:value-type="string" calcext:value-type="string">
            <text:p><text:s/>صاهه</text:p>
          </table:table-cell>
          <table:table-cell office:value-type="string" calcext:value-type="string">
            <text:p><text:s/>SAHIH_601E361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47501" calcext:value-type="float">
            <text:p>47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صاهه</text:p>
          </table:table-cell>
          <table:table-cell office:value-type="string" calcext:value-type="string">
            <text:p><text:s/>SAHIH_601E361N_S_KHUR</text:p>
          </table:table-cell>
          <table:table-cell office:value-type="string" calcext:value-type="string">
            <text:p><text:s/>مزدوران</text:p>
          </table:table-cell>
          <table:table-cell office:value-type="string" calcext:value-type="string">
            <text:p><text:s/>MAZDURAN_605E361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33569" calcext:value-type="float">
            <text:p>33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فرهاكرد</text:p>
          </table:table-cell>
          <table:table-cell office:value-type="string" calcext:value-type="string">
            <text:p><text:s/>FARHAKIRD_595E357N_S_KHUR</text:p>
          </table:table-cell>
          <table:table-cell office:value-type="string" calcext:value-type="string">
            <text:p><text:s/>نوكده</text:p>
          </table:table-cell>
          <table:table-cell office:value-type="string" calcext:value-type="string">
            <text:p><text:s/>NUKDAH_600E356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43258" calcext:value-type="float">
            <text:p>43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نوكده</text:p>
          </table:table-cell>
          <table:table-cell office:value-type="string" calcext:value-type="string">
            <text:p><text:s/>NUKDAH_600E356N_S_KHUR</text:p>
          </table:table-cell>
          <table:table-cell office:value-type="string" calcext:value-type="string">
            <text:p><text:s/>مالايكرد</text:p>
          </table:table-cell>
          <table:table-cell office:value-type="string" calcext:value-type="string">
            <text:p><text:s/>MALAYAKIRD_602E354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35821" calcext:value-type="float">
            <text:p>35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ملاحة</text:p>
          </table:table-cell>
          <table:table-cell office:value-type="string" calcext:value-type="string">
            <text:p><text:s/>MALLAHA_593E355N_S_KHUR</text:p>
          </table:table-cell>
          <table:table-cell office:value-type="string" calcext:value-type="string">
            <text:p><text:s/>سنكان</text:p>
          </table:table-cell>
          <table:table-cell office:value-type="string" calcext:value-type="string">
            <text:p><text:s/>SANKAN_594E350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55558" calcext:value-type="float">
            <text:p>55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نيسابور</text:p>
          </table:table-cell>
          <table:table-cell office:value-type="string" calcext:value-type="string">
            <text:p><text:s/>NAYSABUR_587E361N_S_KHUR</text:p>
          </table:table-cell>
          <table:table-cell office:value-type="string" calcext:value-type="string">
            <text:p><text:s/>ريوند</text:p>
          </table:table-cell>
          <table:table-cell office:value-type="string" calcext:value-type="string">
            <text:p><text:s/>RIWAND_583E361N_S_KHUR</text:p>
          </table:table-cell>
          <table:table-cell office:value-type="string" calcext:value-type="string">
            <text:p><text:s/>مرحلة"</text:p>
          </table:table-cell>
          <table:table-cell office:value-type="float" office:value="40492" calcext:value-type="float">
            <text:p>40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يوند</text:p>
          </table:table-cell>
          <table:table-cell office:value-type="string" calcext:value-type="string">
            <text:p><text:s/>RIWAND_583E361N_S_KHUR</text:p>
          </table:table-cell>
          <table:table-cell office:value-type="string" calcext:value-type="string">
            <text:p><text:s/>مهرجان</text:p>
          </table:table-cell>
          <table:table-cell office:value-type="string" calcext:value-type="string">
            <text:p><text:s/>MIHRAJAN_578E365N_S_KHUR</text:p>
          </table:table-cell>
          <table:table-cell office:value-type="string" calcext:value-type="string">
            <text:p><text:s/>مرحلتين"</text:p>
          </table:table-cell>
          <table:table-cell office:value-type="float" office:value="62706" calcext:value-type="float">
            <text:p>62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هرجان</text:p>
          </table:table-cell>
          <table:table-cell office:value-type="string" calcext:value-type="string">
            <text:p><text:s/>MIHRAJAN_578E365N_S_KHUR</text:p>
          </table:table-cell>
          <table:table-cell office:value-type="string" calcext:value-type="string">
            <text:p><text:s/>أسفراين</text:p>
          </table:table-cell>
          <table:table-cell office:value-type="string" calcext:value-type="string">
            <text:p><text:s/>ASFARAYIN_574E369N_S_KHUR</text:p>
          </table:table-cell>
          <table:table-cell office:value-type="string" calcext:value-type="string">
            <text:p><text:s/>مرحلتين"</text:p>
          </table:table-cell>
          <table:table-cell office:value-type="float" office:value="61249" calcext:value-type="float">
            <text:p>61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حدادة</text:p>
          </table:table-cell>
          <table:table-cell office:value-type="string" calcext:value-type="string">
            <text:p><text:s/>HADDADA_548E362N_S_DAYL</text:p>
          </table:table-cell>
          <table:table-cell office:value-type="string" calcext:value-type="string">
            <text:p><text:s/>بسطام</text:p>
          </table:table-cell>
          <table:table-cell office:value-type="string" calcext:value-type="string">
            <text:p><text:s/>BISTAM_550E364N_S_DAYL</text:p>
          </table:table-cell>
          <table:table-cell office:value-type="string" calcext:value-type="string">
            <text:p><text:s/>مرحلة"</text:p>
          </table:table-cell>
          <table:table-cell office:value-type="float" office:value="31073" calcext:value-type="float">
            <text:p>31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باط علي</text:p>
          </table:table-cell>
          <table:table-cell office:value-type="string" calcext:value-type="string">
            <text:p><text:s/>RIBATALI_545E372N_S_DAYL</text:p>
          </table:table-cell>
          <table:table-cell office:value-type="string" calcext:value-type="string">
            <text:p><text:s/>رباط الأمير</text:p>
          </table:table-cell>
          <table:table-cell office:value-type="string" calcext:value-type="string">
            <text:p><text:s/>RIBATAMIR_547E375N_S_DAYL</text:p>
          </table:table-cell>
          <table:table-cell office:value-type="string" calcext:value-type="string">
            <text:p><text:s/>مرحلة"</text:p>
          </table:table-cell>
          <table:table-cell office:value-type="float" office:value="45789" calcext:value-type="float">
            <text:p>4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يلمك</text:p>
          </table:table-cell>
          <table:table-cell office:value-type="string" calcext:value-type="string">
            <text:p><text:s/>BAYLAMAK_547E378N_S_DAYL</text:p>
          </table:table-cell>
          <table:table-cell office:value-type="string" calcext:value-type="string">
            <text:p><text:s/>رباط دهستان</text:p>
          </table:table-cell>
          <table:table-cell office:value-type="string" calcext:value-type="string">
            <text:p><text:s/>RIBATDIHISTAN_546E382N_S_DAYL</text:p>
          </table:table-cell>
          <table:table-cell office:value-type="string" calcext:value-type="string">
            <text:p><text:s/>مرحلة"</text:p>
          </table:table-cell>
          <table:table-cell office:value-type="float" office:value="43569" calcext:value-type="float">
            <text:p>43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امطير</text:p>
          </table:table-cell>
          <table:table-cell office:value-type="string" calcext:value-type="string">
            <text:p><text:s/>MAMATIR_527E365N_S_DAYL</text:p>
          </table:table-cell>
          <table:table-cell office:value-type="string" calcext:value-type="string">
            <text:p><text:s/>سارية</text:p>
          </table:table-cell>
          <table:table-cell office:value-type="string" calcext:value-type="string">
            <text:p><text:s/>SARIYA_531E365N_S_RIHA</text:p>
          </table:table-cell>
          <table:table-cell office:value-type="string" calcext:value-type="string">
            <text:p><text:s/>مرحلة"</text:p>
          </table:table-cell>
          <table:table-cell office:value-type="float" office:value="33644" calcext:value-type="float">
            <text:p>33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ناتل</text:p>
          </table:table-cell>
          <table:table-cell office:value-type="string" calcext:value-type="string">
            <text:p><text:s/>NATIL_519E364N_S_DAYL</text:p>
          </table:table-cell>
          <table:table-cell office:value-type="string" calcext:value-type="string">
            <text:p><text:s/>سالوس</text:p>
          </table:table-cell>
          <table:table-cell office:value-type="string" calcext:value-type="string">
            <text:p><text:s/>SHALUS_514E366N_S_DAYL</text:p>
          </table:table-cell>
          <table:table-cell office:value-type="string" calcext:value-type="string">
            <text:p><text:s/>مرحلة"</text:p>
          </table:table-cell>
          <table:table-cell office:value-type="float" office:value="44447" calcext:value-type="float">
            <text:p>44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سالوس</text:p>
          </table:table-cell>
          <table:table-cell office:value-type="string" calcext:value-type="string">
            <text:p><text:s/>SHALUS_514E366N_S_DAYL</text:p>
          </table:table-cell>
          <table:table-cell office:value-type="string" calcext:value-type="string">
            <text:p><text:s/>كلار</text:p>
          </table:table-cell>
          <table:table-cell office:value-type="string" calcext:value-type="string">
            <text:p><text:s/>KALAR_510E364N_S_DAYL</text:p>
          </table:table-cell>
          <table:table-cell office:value-type="string" calcext:value-type="string">
            <text:p><text:s/>مرحلة"</text:p>
          </table:table-cell>
          <table:table-cell office:value-type="float" office:value="36476" calcext:value-type="float">
            <text:p>36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رذعة</text:p>
          </table:table-cell>
          <table:table-cell office:value-type="string" calcext:value-type="string">
            <text:p><text:s/>BARDHAA_472E404N_S_RIHA</text:p>
          </table:table-cell>
          <table:table-cell office:value-type="string" calcext:value-type="string">
            <text:p><text:s/>برديج</text:p>
          </table:table-cell>
          <table:table-cell office:value-type="string" calcext:value-type="string">
            <text:p><text:s/>BARDAJ_475E402N_S_RIHA</text:p>
          </table:table-cell>
          <table:table-cell office:value-type="string" calcext:value-type="string">
            <text:p><text:s/>مرحلة"</text:p>
          </table:table-cell>
          <table:table-cell office:value-type="float" office:value="38334" calcext:value-type="float">
            <text:p>38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رذعة</text:p>
          </table:table-cell>
          <table:table-cell office:value-type="string" calcext:value-type="string">
            <text:p><text:s/>BARDHAA_472E404N_S_RIHA</text:p>
          </table:table-cell>
          <table:table-cell office:value-type="string" calcext:value-type="string">
            <text:p><text:s/>قلقاطوس</text:p>
          </table:table-cell>
          <table:table-cell office:value-type="string" calcext:value-type="string">
            <text:p><text:s/>QALQATUS_466E402N_S_RIHA</text:p>
          </table:table-cell>
          <table:table-cell office:value-type="string" calcext:value-type="string">
            <text:p><text:s/>مرحلة"</text:p>
          </table:table-cell>
          <table:table-cell office:value-type="float" office:value="59836" calcext:value-type="float">
            <text:p>59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بيلقان</text:p>
          </table:table-cell>
          <table:table-cell office:value-type="string" calcext:value-type="string">
            <text:p><text:s/>BAYLAQAN_474E398N_S_RIHA</text:p>
          </table:table-cell>
          <table:table-cell office:value-type="string" calcext:value-type="string">
            <text:p><text:s/>ورثان</text:p>
          </table:table-cell>
          <table:table-cell office:value-type="string" calcext:value-type="string">
            <text:p><text:s/>WARTHAN_476E395N_S_RIHA</text:p>
          </table:table-cell>
          <table:table-cell office:value-type="string" calcext:value-type="string">
            <text:p><text:s/>مرحلة"</text:p>
          </table:table-cell>
          <table:table-cell office:value-type="float" office:value="36864" calcext:value-type="float">
            <text:p>36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ورثان</text:p>
          </table:table-cell>
          <table:table-cell office:value-type="string" calcext:value-type="string">
            <text:p><text:s/>WARTHAN_476E395N_S_RIHA</text:p>
          </table:table-cell>
          <table:table-cell office:value-type="string" calcext:value-type="string">
            <text:p><text:s/>تلخاب</text:p>
          </table:table-cell>
          <table:table-cell office:value-type="string" calcext:value-type="string">
            <text:p><text:s/>BALKHAB_478E393N_S_RIHA</text:p>
          </table:table-cell>
          <table:table-cell office:value-type="string" calcext:value-type="string">
            <text:p><text:s/>مرحلة"</text:p>
          </table:table-cell>
          <table:table-cell office:value-type="float" office:value="29694" calcext:value-type="float">
            <text:p>29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تلخاب</text:p>
          </table:table-cell>
          <table:table-cell office:value-type="string" calcext:value-type="string">
            <text:p><text:s/>BALKHAB_478E393N_S_RIHA</text:p>
          </table:table-cell>
          <table:table-cell office:value-type="string" calcext:value-type="string">
            <text:p><text:s/>برزند</text:p>
          </table:table-cell>
          <table:table-cell office:value-type="string" calcext:value-type="string">
            <text:p><text:s/>BARZAND_478E389N_S_RIHA</text:p>
          </table:table-cell>
          <table:table-cell office:value-type="string" calcext:value-type="string">
            <text:p><text:s/>مرحلة"</text:p>
          </table:table-cell>
          <table:table-cell office:value-type="float" office:value="41986" calcext:value-type="float">
            <text:p>41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سر سمور</text:p>
          </table:table-cell>
          <table:table-cell office:value-type="string" calcext:value-type="string">
            <text:p><text:s/>JISRSAMUR_484E418N_S_RIHA</text:p>
          </table:table-cell>
          <table:table-cell office:value-type="string" calcext:value-type="string">
            <text:p><text:s/>باب الأبواب</text:p>
          </table:table-cell>
          <table:table-cell office:value-type="string" calcext:value-type="string">
            <text:p><text:s/>BABABWAB_483E420N_S_RIHA</text:p>
          </table:table-cell>
          <table:table-cell office:value-type="string" calcext:value-type="string">
            <text:p><text:s/>3 مراحل"</text:p>
          </table:table-cell>
          <table:table-cell office:value-type="float" office:value="26901" calcext:value-type="float">
            <text:p>26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نزة</text:p>
          </table:table-cell>
          <table:table-cell office:value-type="string" calcext:value-type="string">
            <text:p><text:s/>JANZA_463E408N_S_RIHA</text:p>
          </table:table-cell>
          <table:table-cell office:value-type="string" calcext:value-type="string">
            <text:p><text:s/>شمكور</text:p>
          </table:table-cell>
          <table:table-cell office:value-type="string" calcext:value-type="string">
            <text:p><text:s/>SHAMKUR_460E409N_S_RIHA</text:p>
          </table:table-cell>
          <table:table-cell office:value-type="string" calcext:value-type="string">
            <text:p><text:s/>مرحلة"</text:p>
          </table:table-cell>
          <table:table-cell office:value-type="float" office:value="34185" calcext:value-type="float">
            <text:p>34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شمكور</text:p>
          </table:table-cell>
          <table:table-cell office:value-type="string" calcext:value-type="string">
            <text:p><text:s/>SHAMKUR_460E409N_S_RIHA</text:p>
          </table:table-cell>
          <table:table-cell office:value-type="string" calcext:value-type="string">
            <text:p><text:s/>خنان</text:p>
          </table:table-cell>
          <table:table-cell office:value-type="string" calcext:value-type="string">
            <text:p><text:s/>KHUNAN_455E413N_S_RIHA</text:p>
          </table:table-cell>
          <table:table-cell office:value-type="string" calcext:value-type="string">
            <text:p><text:s/>3 مراحل"</text:p>
          </table:table-cell>
          <table:table-cell office:value-type="float" office:value="66223" calcext:value-type="float">
            <text:p>66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أردبيل</text:p>
          </table:table-cell>
          <table:table-cell office:value-type="string" calcext:value-type="string">
            <text:p><text:s/>ARDABIL_483E382N_S_RIHA</text:p>
          </table:table-cell>
          <table:table-cell office:value-type="string" calcext:value-type="string">
            <text:p><text:s/>النير</text:p>
          </table:table-cell>
          <table:table-cell office:value-type="string" calcext:value-type="string">
            <text:p><text:s/>NIR_479E380N_S_RIHA</text:p>
          </table:table-cell>
          <table:table-cell office:value-type="string" calcext:value-type="string">
            <text:p><text:s/>مرحلة"</text:p>
          </table:table-cell>
          <table:table-cell office:value-type="float" office:value="37532" calcext:value-type="float">
            <text:p>37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ميانج</text:p>
          </table:table-cell>
          <table:table-cell office:value-type="string" calcext:value-type="string">
            <text:p><text:s/>MAYANIJ_477E374N_S_RIHA</text:p>
          </table:table-cell>
          <table:table-cell office:value-type="string" calcext:value-type="string">
            <text:p><text:s/>خونج</text:p>
          </table:table-cell>
          <table:table-cell office:value-type="string" calcext:value-type="string">
            <text:p><text:s/>KHUNAJ_472E373N_S_RIHA</text:p>
          </table:table-cell>
          <table:table-cell office:value-type="string" calcext:value-type="string">
            <text:p><text:s/>مرحلة"</text:p>
          </table:table-cell>
          <table:table-cell office:value-type="float" office:value="44408" calcext:value-type="float">
            <text:p>44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صر اللصوص</text:p>
          </table:table-cell>
          <table:table-cell office:value-type="string" calcext:value-type="string">
            <text:p><text:s/>QASRLUSUS_479E344N_S_JIBA</text:p>
          </table:table-cell>
          <table:table-cell office:value-type="string" calcext:value-type="string">
            <text:p><text:s/>قنطرة النعمان</text:p>
          </table:table-cell>
          <table:table-cell office:value-type="string" calcext:value-type="string">
            <text:p><text:s/>QANTARANUMAN_476E344N_S_JIBA</text:p>
          </table:table-cell>
          <table:table-cell office:value-type="string" calcext:value-type="string">
            <text:p><text:s/>مرحلة"</text:p>
          </table:table-cell>
          <table:table-cell office:value-type="float" office:value="28031" calcext:value-type="float">
            <text:p>28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اكاه</text:p>
          </table:table-cell>
          <table:table-cell office:value-type="string" calcext:value-type="string">
            <text:p><text:s/>RAKAH_485E344N_S_JIBA</text:p>
          </table:table-cell>
          <table:table-cell office:value-type="string" calcext:value-type="string">
            <text:p><text:s/>نهاوند</text:p>
          </table:table-cell>
          <table:table-cell office:value-type="string" calcext:value-type="string">
            <text:p><text:s/>NIHAWAND_483E342N_S_JIBA</text:p>
          </table:table-cell>
          <table:table-cell office:value-type="string" calcext:value-type="string">
            <text:p><text:s/>مرحلة"</text:p>
          </table:table-cell>
          <table:table-cell office:value-type="float" office:value="29571" calcext:value-type="float">
            <text:p>29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نهاوند</text:p>
          </table:table-cell>
          <table:table-cell office:value-type="string" calcext:value-type="string">
            <text:p><text:s/>NIHAWAND_483E342N_S_JIBA</text:p>
          </table:table-cell>
          <table:table-cell office:value-type="string" calcext:value-type="string">
            <text:p><text:s/>راكاه</text:p>
          </table:table-cell>
          <table:table-cell office:value-type="string" calcext:value-type="string">
            <text:p><text:s/>RAKAH_485E344N_S_JIBA</text:p>
          </table:table-cell>
          <table:table-cell office:value-type="string" calcext:value-type="string">
            <text:p><text:s/>مرحلة"</text:p>
          </table:table-cell>
          <table:table-cell office:value-type="float" office:value="29571" calcext:value-type="float">
            <text:p>29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رقوب</text:p>
          </table:table-cell>
          <table:table-cell office:value-type="string" calcext:value-type="string">
            <text:p><text:s/>QURQUB_477E321N_S_IRAQ</text:p>
          </table:table-cell>
          <table:table-cell office:value-type="string" calcext:value-type="string">
            <text:p><text:s/>الطيب</text:p>
          </table:table-cell>
          <table:table-cell office:value-type="string" calcext:value-type="string">
            <text:p><text:s/>TIB_473E322N_S_IRAQ</text:p>
          </table:table-cell>
          <table:table-cell office:value-type="string" calcext:value-type="string">
            <text:p><text:s/>مرحلة"</text:p>
          </table:table-cell>
          <table:table-cell office:value-type="float" office:value="38530" calcext:value-type="float">
            <text:p>38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نديسابور</text:p>
          </table:table-cell>
          <table:table-cell office:value-type="string" calcext:value-type="string">
            <text:p><text:s/>JUNDAYSABUR_485E322N_S_KHUZ</text:p>
          </table:table-cell>
          <table:table-cell office:value-type="string" calcext:value-type="string">
            <text:p><text:s/>تستر</text:p>
          </table:table-cell>
          <table:table-cell office:value-type="string" calcext:value-type="string">
            <text:p><text:s/>TUSTAR_488E320N_S_KHUZ</text:p>
          </table:table-cell>
          <table:table-cell office:value-type="string" calcext:value-type="string">
            <text:p><text:s/>مرحلة"</text:p>
          </table:table-cell>
          <table:table-cell office:value-type="float" office:value="41333" calcext:value-type="float">
            <text:p>41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أهواز</text:p>
          </table:table-cell>
          <table:table-cell office:value-type="string" calcext:value-type="string">
            <text:p><text:s/>AHWAZ_486E313N_S_KHUZ</text:p>
          </table:table-cell>
          <table:table-cell office:value-type="string" calcext:value-type="string">
            <text:p><text:s/>شوراب</text:p>
          </table:table-cell>
          <table:table-cell office:value-type="string" calcext:value-type="string">
            <text:p><text:s/>SHURAB_487E312N_S_KHUZ</text:p>
          </table:table-cell>
          <table:table-cell office:value-type="string" calcext:value-type="string">
            <text:p><text:s/>بريدا"</text:p>
          </table:table-cell>
          <table:table-cell office:value-type="float" office:value="17280" calcext:value-type="float">
            <text:p>17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شوراب</text:p>
          </table:table-cell>
          <table:table-cell office:value-type="string" calcext:value-type="string">
            <text:p><text:s/>SHURAB_487E312N_S_KHUZ</text:p>
          </table:table-cell>
          <table:table-cell office:value-type="string" calcext:value-type="string">
            <text:p><text:s/>مندم</text:p>
          </table:table-cell>
          <table:table-cell office:value-type="string" calcext:value-type="string">
            <text:p><text:s/>MANDAM_488E310N_S_KHUZ</text:p>
          </table:table-cell>
          <table:table-cell office:value-type="string" calcext:value-type="string">
            <text:p><text:s/>مرحلة"</text:p>
          </table:table-cell>
          <table:table-cell office:value-type="float" office:value="22150" calcext:value-type="float">
            <text:p>22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أهواز</text:p>
          </table:table-cell>
          <table:table-cell office:value-type="string" calcext:value-type="string">
            <text:p><text:s/>AHWAZ_486E313N_S_KHUZ</text:p>
          </table:table-cell>
          <table:table-cell office:value-type="string" calcext:value-type="string">
            <text:p><text:s/>سوق الأربعاء</text:p>
          </table:table-cell>
          <table:table-cell office:value-type="string" calcext:value-type="string">
            <text:p><text:s/>SUQARBAA_485E309N_S_KHUZ</text:p>
          </table:table-cell>
          <table:table-cell office:value-type="string" calcext:value-type="string">
            <text:p><text:s/>مرحلة"</text:p>
          </table:table-cell>
          <table:table-cell office:value-type="float" office:value="46065" calcext:value-type="float">
            <text:p>46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أهواز</text:p>
          </table:table-cell>
          <table:table-cell office:value-type="string" calcext:value-type="string">
            <text:p><text:s/>AHWAZ_486E313N_S_KHUZ</text:p>
          </table:table-cell>
          <table:table-cell office:value-type="string" calcext:value-type="string">
            <text:p><text:s/>أجم</text:p>
          </table:table-cell>
          <table:table-cell office:value-type="string" calcext:value-type="string">
            <text:p><text:s/>AZAM_490E312N_S_KHUZ</text:p>
          </table:table-cell>
          <table:table-cell office:value-type="string" calcext:value-type="string">
            <text:p><text:s/>مرحلة"</text:p>
          </table:table-cell>
          <table:table-cell office:value-type="float" office:value="34757" calcext:value-type="float">
            <text:p>34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تيرم</text:p>
          </table:table-cell>
          <table:table-cell office:value-type="string" calcext:value-type="string">
            <text:p><text:s/>TIRAM_498E313N_S_KHUZ</text:p>
          </table:table-cell>
          <table:table-cell office:value-type="string" calcext:value-type="string">
            <text:p><text:s/>غروة</text:p>
          </table:table-cell>
          <table:table-cell office:value-type="string" calcext:value-type="string">
            <text:p><text:s/>GHARWA_498E315N_S_KHUZ</text:p>
          </table:table-cell>
          <table:table-cell office:value-type="string" calcext:value-type="string">
            <text:p><text:s/>مرحلة"</text:p>
          </table:table-cell>
          <table:table-cell office:value-type="float" office:value="24831" calcext:value-type="float">
            <text:p>24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ده</text:p>
          </table:table-cell>
          <table:table-cell office:value-type="string" calcext:value-type="string">
            <text:p><text:s/>BADAH_499E312N_S_KHUZ</text:p>
          </table:table-cell>
          <table:table-cell office:value-type="string" calcext:value-type="string">
            <text:p><text:s/>جسر جهنم</text:p>
          </table:table-cell>
          <table:table-cell office:value-type="string" calcext:value-type="string">
            <text:p><text:s/>JISRJAHANNAM_502E314N_S_KHUZ</text:p>
          </table:table-cell>
          <table:table-cell office:value-type="string" calcext:value-type="string">
            <text:p><text:s/>مرحلة"</text:p>
          </table:table-cell>
          <table:table-cell office:value-type="float" office:value="33669" calcext:value-type="float">
            <text:p>33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سينيز</text:p>
          </table:table-cell>
          <table:table-cell office:value-type="string" calcext:value-type="string">
            <text:p><text:s/>SINIZ_502E299N_S_FARI</text:p>
          </table:table-cell>
          <table:table-cell office:value-type="string" calcext:value-type="string">
            <text:p><text:s/>سنجاهان</text:p>
          </table:table-cell>
          <table:table-cell office:value-type="string" calcext:value-type="string">
            <text:p><text:s/>SANJAHAN_503E297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22837" calcext:value-type="float">
            <text:p>22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سنجاهان</text:p>
          </table:table-cell>
          <table:table-cell office:value-type="string" calcext:value-type="string">
            <text:p><text:s/>SANJAHAN_503E297N_S_FARI</text:p>
          </table:table-cell>
          <table:table-cell office:value-type="string" calcext:value-type="string">
            <text:p><text:s/>جنابة</text:p>
          </table:table-cell>
          <table:table-cell office:value-type="string" calcext:value-type="string">
            <text:p><text:s/>JANNABA_505E296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21332" calcext:value-type="float">
            <text:p>21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سيراف</text:p>
          </table:table-cell>
          <table:table-cell office:value-type="string" calcext:value-type="string">
            <text:p><text:s/>SIRAF_523E276N_S_FARI</text:p>
          </table:table-cell>
          <table:table-cell office:value-type="string" calcext:value-type="string">
            <text:p><text:s/>جم</text:p>
          </table:table-cell>
          <table:table-cell office:value-type="string" calcext:value-type="string">
            <text:p><text:s/>JAMM_523E278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14296" calcext:value-type="float">
            <text:p>14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يرند</text:p>
          </table:table-cell>
          <table:table-cell office:value-type="string" calcext:value-type="string">
            <text:p><text:s/>KIRAND_523E284N_S_FARI</text:p>
          </table:table-cell>
          <table:table-cell office:value-type="string" calcext:value-type="string">
            <text:p><text:s/>مه</text:p>
          </table:table-cell>
          <table:table-cell office:value-type="string" calcext:value-type="string">
            <text:p><text:s/>MAH_522E280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41982" calcext:value-type="float">
            <text:p>41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ايكان</text:p>
          </table:table-cell>
          <table:table-cell office:value-type="string" calcext:value-type="string">
            <text:p><text:s/>RAYKAN_526E285N_S_FARI</text:p>
          </table:table-cell>
          <table:table-cell office:value-type="string" calcext:value-type="string">
            <text:p><text:s/>بيابشوراب</text:p>
          </table:table-cell>
          <table:table-cell office:value-type="string" calcext:value-type="string">
            <text:p><text:s/>BIYABSHURAB_526E286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22759" calcext:value-type="float">
            <text:p>22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يابشوراب</text:p>
          </table:table-cell>
          <table:table-cell office:value-type="string" calcext:value-type="string">
            <text:p><text:s/>BIYABSHURAB_526E286N_S_FARI</text:p>
          </table:table-cell>
          <table:table-cell office:value-type="string" calcext:value-type="string">
            <text:p><text:s/>جور</text:p>
          </table:table-cell>
          <table:table-cell office:value-type="string" calcext:value-type="string">
            <text:p><text:s/>JUR_525E288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21446" calcext:value-type="float">
            <text:p>21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درابجرد</text:p>
          </table:table-cell>
          <table:table-cell office:value-type="string" calcext:value-type="string">
            <text:p><text:s/>DARABAJIRD_545E287N_S_FARI</text:p>
          </table:table-cell>
          <table:table-cell office:value-type="string" calcext:value-type="string">
            <text:p><text:s/>خسو</text:p>
          </table:table-cell>
          <table:table-cell office:value-type="string" calcext:value-type="string">
            <text:p><text:s/>KHASU_544E285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43281" calcext:value-type="float">
            <text:p>43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خسو</text:p>
          </table:table-cell>
          <table:table-cell office:value-type="string" calcext:value-type="string">
            <text:p><text:s/>KHASU_544E285N_S_FARI</text:p>
          </table:table-cell>
          <table:table-cell office:value-type="string" calcext:value-type="string">
            <text:p><text:s/>كرب</text:p>
          </table:table-cell>
          <table:table-cell office:value-type="string" calcext:value-type="string">
            <text:p><text:s/>KARB_542E282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36892" calcext:value-type="float">
            <text:p>36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اريان</text:p>
          </table:table-cell>
          <table:table-cell office:value-type="string" calcext:value-type="string">
            <text:p><text:s/>KARYAN_537E280N_S_FARI</text:p>
          </table:table-cell>
          <table:table-cell office:value-type="string" calcext:value-type="string">
            <text:p><text:s/>باراب</text:p>
          </table:table-cell>
          <table:table-cell office:value-type="string" calcext:value-type="string">
            <text:p><text:s/>BARAB_534E278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34218" calcext:value-type="float">
            <text:p>34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اراب</text:p>
          </table:table-cell>
          <table:table-cell office:value-type="string" calcext:value-type="string">
            <text:p><text:s/>BARAB_534E278N_S_FARI</text:p>
          </table:table-cell>
          <table:table-cell office:value-type="string" calcext:value-type="string">
            <text:p><text:s/>كران</text:p>
          </table:table-cell>
          <table:table-cell office:value-type="string" calcext:value-type="string">
            <text:p><text:s/>KURAN_528E277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59411" calcext:value-type="float">
            <text:p>59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ران</text:p>
          </table:table-cell>
          <table:table-cell office:value-type="string" calcext:value-type="string">
            <text:p><text:s/>KURAN_528E277N_S_FARI</text:p>
          </table:table-cell>
          <table:table-cell office:value-type="string" calcext:value-type="string">
            <text:p><text:s/>سيراف</text:p>
          </table:table-cell>
          <table:table-cell office:value-type="string" calcext:value-type="string">
            <text:p><text:s/>SIRAF_523E276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52461" calcext:value-type="float">
            <text:p>52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شيراز</text:p>
          </table:table-cell>
          <table:table-cell office:value-type="string" calcext:value-type="string">
            <text:p><text:s/>SHIRAZ_525E296N_S_FARI</text:p>
          </table:table-cell>
          <table:table-cell office:value-type="string" calcext:value-type="string">
            <text:p><text:s/>كفره</text:p>
          </table:table-cell>
          <table:table-cell office:value-type="string" calcext:value-type="string">
            <text:p><text:s/>KAFRAH_524E295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13189" calcext:value-type="float">
            <text:p>13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خلار</text:p>
          </table:table-cell>
          <table:table-cell office:value-type="string" calcext:value-type="string">
            <text:p><text:s/>KHULLAR_521E299N_S_FARI</text:p>
          </table:table-cell>
          <table:table-cell office:value-type="string" calcext:value-type="string">
            <text:p><text:s/>الخرارة</text:p>
          </table:table-cell>
          <table:table-cell office:value-type="string" calcext:value-type="string">
            <text:p><text:s/>KHARRARA_519E300N_S_FARI</text:p>
          </table:table-cell>
          <table:table-cell office:value-type="string" calcext:value-type="string">
            <text:p><text:s/>بريدين"</text:p>
          </table:table-cell>
          <table:table-cell office:value-type="float" office:value="25683" calcext:value-type="float">
            <text:p>25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خرارة</text:p>
          </table:table-cell>
          <table:table-cell office:value-type="string" calcext:value-type="string">
            <text:p><text:s/>KHARRARA_519E300N_S_FARI</text:p>
          </table:table-cell>
          <table:table-cell office:value-type="string" calcext:value-type="string">
            <text:p><text:s/>جركان</text:p>
          </table:table-cell>
          <table:table-cell office:value-type="string" calcext:value-type="string">
            <text:p><text:s/>JARKAN_517E300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23334" calcext:value-type="float">
            <text:p>23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شيراز</text:p>
          </table:table-cell>
          <table:table-cell office:value-type="string" calcext:value-type="string">
            <text:p><text:s/>SHIRAZ_525E296N_S_FARI</text:p>
          </table:table-cell>
          <table:table-cell office:value-type="string" calcext:value-type="string">
            <text:p><text:s/>قرية الرمان</text:p>
          </table:table-cell>
          <table:table-cell office:value-type="string" calcext:value-type="string">
            <text:p><text:s/>QARYARUMMAN_528E293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38848" calcext:value-type="float">
            <text:p>38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رم</text:p>
          </table:table-cell>
          <table:table-cell office:value-type="string" calcext:value-type="string">
            <text:p><text:s/>KURM_536E290N_S_FARI</text:p>
          </table:table-cell>
          <table:table-cell office:value-type="string" calcext:value-type="string">
            <text:p><text:s/>فسا</text:p>
          </table:table-cell>
          <table:table-cell office:value-type="string" calcext:value-type="string">
            <text:p><text:s/>FASA_536E289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17061" calcext:value-type="float">
            <text:p>17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شيراز</text:p>
          </table:table-cell>
          <table:table-cell office:value-type="string" calcext:value-type="string">
            <text:p><text:s/>SHIRAZ_525E296N_S_FARI</text:p>
          </table:table-cell>
          <table:table-cell office:value-type="string" calcext:value-type="string">
            <text:p><text:s/>داريان</text:p>
          </table:table-cell>
          <table:table-cell office:value-type="string" calcext:value-type="string">
            <text:p><text:s/>DARIYAN_529E295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41348" calcext:value-type="float">
            <text:p>4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ث</text:p>
          </table:table-cell>
          <table:table-cell office:value-type="string" calcext:value-type="string">
            <text:p><text:s/>KATH_537E293N_S_FARI</text:p>
          </table:table-cell>
          <table:table-cell office:value-type="string" calcext:value-type="string">
            <text:p><text:s/>خير</text:p>
          </table:table-cell>
          <table:table-cell office:value-type="string" calcext:value-type="string">
            <text:p><text:s/>KHAYAR_539E292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25827" calcext:value-type="float">
            <text:p>25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خير</text:p>
          </table:table-cell>
          <table:table-cell office:value-type="string" calcext:value-type="string">
            <text:p><text:s/>KHAYAR_539E292N_S_FARI</text:p>
          </table:table-cell>
          <table:table-cell office:value-type="string" calcext:value-type="string">
            <text:p><text:s/>نيريز</text:p>
          </table:table-cell>
          <table:table-cell office:value-type="string" calcext:value-type="string">
            <text:p><text:s/>NAYRIZ_542E292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33783" calcext:value-type="float">
            <text:p>33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نيريز</text:p>
          </table:table-cell>
          <table:table-cell office:value-type="string" calcext:value-type="string">
            <text:p><text:s/>NAYRIZ_542E292N_S_FARI</text:p>
          </table:table-cell>
          <table:table-cell office:value-type="string" calcext:value-type="string">
            <text:p><text:s/>كدروا</text:p>
          </table:table-cell>
          <table:table-cell office:value-type="string" calcext:value-type="string">
            <text:p><text:s/>KADRUWA_546E291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46562" calcext:value-type="float">
            <text:p>46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يمند</text:p>
          </table:table-cell>
          <table:table-cell office:value-type="string" calcext:value-type="string">
            <text:p><text:s/>BIMAND_555E296N_S_KIRM</text:p>
          </table:table-cell>
          <table:table-cell office:value-type="string" calcext:value-type="string">
            <text:p><text:s/>السيرجان</text:p>
          </table:table-cell>
          <table:table-cell office:value-type="string" calcext:value-type="string">
            <text:p><text:s/>SIRJAN_557E294N_S_KIRM</text:p>
          </table:table-cell>
          <table:table-cell office:value-type="string" calcext:value-type="string">
            <text:p><text:s/>بريدين"</text:p>
          </table:table-cell>
          <table:table-cell office:value-type="float" office:value="26897" calcext:value-type="float">
            <text:p>2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شيراز</text:p>
          </table:table-cell>
          <table:table-cell office:value-type="string" calcext:value-type="string">
            <text:p><text:s/>SHIRAZ_525E296N_S_FARI</text:p>
          </table:table-cell>
          <table:table-cell office:value-type="string" calcext:value-type="string">
            <text:p><text:s/>ركان</text:p>
          </table:table-cell>
          <table:table-cell office:value-type="string" calcext:value-type="string">
            <text:p><text:s/>RAKAN_527E297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28309" calcext:value-type="float">
            <text:p>28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ازرون</text:p>
          </table:table-cell>
          <table:table-cell office:value-type="string" calcext:value-type="string">
            <text:p><text:s/>KAZARUN_516E296N_S_FARI</text:p>
          </table:table-cell>
          <table:table-cell office:value-type="string" calcext:value-type="string">
            <text:p><text:s/>دريز</text:p>
          </table:table-cell>
          <table:table-cell office:value-type="string" calcext:value-type="string">
            <text:p><text:s/>DARIZ_515E296N_S_FARI</text:p>
          </table:table-cell>
          <table:table-cell office:value-type="string" calcext:value-type="string">
            <text:p><text:s/>بريدين"</text:p>
          </table:table-cell>
          <table:table-cell office:value-type="float" office:value="15946" calcext:value-type="float">
            <text:p>15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إصطخر</text:p>
          </table:table-cell>
          <table:table-cell office:value-type="string" calcext:value-type="string">
            <text:p><text:s/>ISTAKHR_529E299N_S_FARI</text:p>
          </table:table-cell>
          <table:table-cell office:value-type="string" calcext:value-type="string">
            <text:p><text:s/>قرية الحمام</text:p>
          </table:table-cell>
          <table:table-cell office:value-type="string" calcext:value-type="string">
            <text:p><text:s/>KALWADHAR_531E298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25560" calcext:value-type="float">
            <text:p>25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هراة</text:p>
          </table:table-cell>
          <table:table-cell office:value-type="string" calcext:value-type="string">
            <text:p><text:s/>HARA_544E301N_S_FARI</text:p>
          </table:table-cell>
          <table:table-cell office:value-type="string" calcext:value-type="string">
            <text:p><text:s/>راذان</text:p>
          </table:table-cell>
          <table:table-cell office:value-type="string" calcext:value-type="string">
            <text:p><text:s/>RADHAN_547E301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32482" calcext:value-type="float">
            <text:p>32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راذان</text:p>
          </table:table-cell>
          <table:table-cell office:value-type="string" calcext:value-type="string">
            <text:p><text:s/>RADHAN_547E301N_S_FARI</text:p>
          </table:table-cell>
          <table:table-cell office:value-type="string" calcext:value-type="string">
            <text:p><text:s/>شاباوك</text:p>
          </table:table-cell>
          <table:table-cell office:value-type="string" calcext:value-type="string">
            <text:p><text:s/>SHABABAK_550E301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36559" calcext:value-type="float">
            <text:p>36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كهمندة</text:p>
          </table:table-cell>
          <table:table-cell office:value-type="string" calcext:value-type="string">
            <text:p><text:s/>KAHAMANDA_531E302N_S_FARI</text:p>
          </table:table-cell>
          <table:table-cell office:value-type="string" calcext:value-type="string">
            <text:p><text:s/>قرية بيذ</text:p>
          </table:table-cell>
          <table:table-cell office:value-type="string" calcext:value-type="string">
            <text:p><text:s/>QARYABIDH_531E306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39862" calcext:value-type="float">
            <text:p>39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رية بيذ</text:p>
          </table:table-cell>
          <table:table-cell office:value-type="string" calcext:value-type="string">
            <text:p><text:s/>QARYABIDH_531E306N_S_FARI</text:p>
          </table:table-cell>
          <table:table-cell office:value-type="string" calcext:value-type="string">
            <text:p><text:s/>أبرقوه</text:p>
          </table:table-cell>
          <table:table-cell office:value-type="string" calcext:value-type="string">
            <text:p><text:s/>ABARQUH_532E311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61241" calcext:value-type="float">
            <text:p>61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أبرقوه</text:p>
          </table:table-cell>
          <table:table-cell office:value-type="string" calcext:value-type="string">
            <text:p><text:s/>ABARQUH_532E311N_S_FARI</text:p>
          </table:table-cell>
          <table:table-cell office:value-type="string" calcext:value-type="string">
            <text:p><text:s/>قرية الأسد</text:p>
          </table:table-cell>
          <table:table-cell office:value-type="string" calcext:value-type="string">
            <text:p><text:s/>QARYAASAD_538E315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73566" calcext:value-type="float">
            <text:p>73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خان رش</text:p>
          </table:table-cell>
          <table:table-cell office:value-type="string" calcext:value-type="string">
            <text:p><text:s/>KHANRUSH_517E322N_S_JIBA</text:p>
          </table:table-cell>
          <table:table-cell office:value-type="string" calcext:value-type="string">
            <text:p><text:s/>قومسة</text:p>
          </table:table-cell>
          <table:table-cell office:value-type="string" calcext:value-type="string">
            <text:p><text:s/>QUMISA_518E320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27168" calcext:value-type="float">
            <text:p>27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ومسة</text:p>
          </table:table-cell>
          <table:table-cell office:value-type="string" calcext:value-type="string">
            <text:p><text:s/>QUMISA_518E320N_S_FARI</text:p>
          </table:table-cell>
          <table:table-cell office:value-type="string" calcext:value-type="string">
            <text:p><text:s/>كرو</text:p>
          </table:table-cell>
          <table:table-cell office:value-type="string" calcext:value-type="string">
            <text:p><text:s/>KARU_516E317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29027" calcext:value-type="float">
            <text:p>29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اس</text:p>
          </table:table-cell>
          <table:table-cell office:value-type="string" calcext:value-type="string">
            <text:p><text:s/>MAS_519E314N_O_FARI</text:p>
          </table:table-cell>
          <table:table-cell office:value-type="string" calcext:value-type="string">
            <text:p><text:s/>خان روشن</text:p>
          </table:table-cell>
          <table:table-cell office:value-type="string" calcext:value-type="string">
            <text:p><text:s/>KHANRUSHAN_520E312N_S_FARI</text:p>
          </table:table-cell>
          <table:table-cell office:value-type="string" calcext:value-type="string">
            <text:p><text:s/>بريدين"</text:p>
          </table:table-cell>
          <table:table-cell office:value-type="float" office:value="23696" calcext:value-type="float">
            <text:p>23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صر أعين</text:p>
          </table:table-cell>
          <table:table-cell office:value-type="string" calcext:value-type="string">
            <text:p><text:s/>QASRAIN_524E308N_S_FARI</text:p>
          </table:table-cell>
          <table:table-cell office:value-type="string" calcext:value-type="string">
            <text:p><text:s/>خوسكان</text:p>
          </table:table-cell>
          <table:table-cell office:value-type="string" calcext:value-type="string">
            <text:p><text:s/>KHUSIKAN_524E305N_S_FARI</text:p>
          </table:table-cell>
          <table:table-cell office:value-type="string" calcext:value-type="string">
            <text:p><text:s/>مرحلة"</text:p>
          </table:table-cell>
          <table:table-cell office:value-type="float" office:value="35510" calcext:value-type="float">
            <text:p>35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نزروذ</text:p>
          </table:table-cell>
          <table:table-cell office:value-type="string" calcext:value-type="string">
            <text:p><text:s/>JANZARUDH_569E306N_S_KIRM</text:p>
          </table:table-cell>
          <table:table-cell office:value-type="string" calcext:value-type="string">
            <text:p><text:s/>زرند</text:p>
          </table:table-cell>
          <table:table-cell office:value-type="string" calcext:value-type="string">
            <text:p><text:s/>ZARAND_565E308N_S_KIRM</text:p>
          </table:table-cell>
          <table:table-cell office:value-type="string" calcext:value-type="string">
            <text:p><text:s/>مرحلة"</text:p>
          </table:table-cell>
          <table:table-cell office:value-type="float" office:value="36713" calcext:value-type="float">
            <text:p>36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سيرجان</text:p>
          </table:table-cell>
          <table:table-cell office:value-type="string" calcext:value-type="string">
            <text:p><text:s/>SIRJAN_557E294N_S_KIRM</text:p>
          </table:table-cell>
          <table:table-cell office:value-type="string" calcext:value-type="string">
            <text:p><text:s/>كاهون</text:p>
          </table:table-cell>
          <table:table-cell office:value-type="string" calcext:value-type="string">
            <text:p><text:s/>KAHUN_553E288N_S_KIRM</text:p>
          </table:table-cell>
          <table:table-cell office:value-type="string" calcext:value-type="string">
            <text:p><text:s/>مرحلتين"</text:p>
          </table:table-cell>
          <table:table-cell office:value-type="float" office:value="77784" calcext:value-type="float">
            <text:p>77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سيرجان</text:p>
          </table:table-cell>
          <table:table-cell office:value-type="string" calcext:value-type="string">
            <text:p><text:s/>SIRJAN_557E294N_S_KIRM</text:p>
          </table:table-cell>
          <table:table-cell office:value-type="string" calcext:value-type="string">
            <text:p><text:s/>بيمند</text:p>
          </table:table-cell>
          <table:table-cell office:value-type="string" calcext:value-type="string">
            <text:p><text:s/>BIMAND_555E296N_S_KIRM</text:p>
          </table:table-cell>
          <table:table-cell office:value-type="string" calcext:value-type="string">
            <text:p><text:s/>بريدين"</text:p>
          </table:table-cell>
          <table:table-cell office:value-type="float" office:value="26897" calcext:value-type="float">
            <text:p>2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يمند</text:p>
          </table:table-cell>
          <table:table-cell office:value-type="string" calcext:value-type="string">
            <text:p><text:s/>BIMAND_555E296N_S_KIRM</text:p>
          </table:table-cell>
          <table:table-cell office:value-type="string" calcext:value-type="string">
            <text:p><text:s/>كردكان</text:p>
          </table:table-cell>
          <table:table-cell office:value-type="string" calcext:value-type="string">
            <text:p><text:s/>KURDAKAN_556E297N_S_KIRM</text:p>
          </table:table-cell>
          <table:table-cell office:value-type="string" calcext:value-type="string">
            <text:p><text:s/>بريدا"</text:p>
          </table:table-cell>
          <table:table-cell office:value-type="float" office:value="16841" calcext:value-type="float">
            <text:p>16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سيرجان</text:p>
          </table:table-cell>
          <table:table-cell office:value-type="string" calcext:value-type="string">
            <text:p><text:s/>SIRJAN_557E294N_S_KIRM</text:p>
          </table:table-cell>
          <table:table-cell office:value-type="string" calcext:value-type="string">
            <text:p><text:s/>الشامات</text:p>
          </table:table-cell>
          <table:table-cell office:value-type="string" calcext:value-type="string">
            <text:p><text:s/>SHAMAT_560E297N_S_KIRM</text:p>
          </table:table-cell>
          <table:table-cell office:value-type="string" calcext:value-type="string">
            <text:p><text:s/>مرحلة"</text:p>
          </table:table-cell>
          <table:table-cell office:value-type="float" office:value="42478" calcext:value-type="float">
            <text:p>42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شامات</text:p>
          </table:table-cell>
          <table:table-cell office:value-type="string" calcext:value-type="string">
            <text:p><text:s/>SHAMAT_560E297N_S_KIRM</text:p>
          </table:table-cell>
          <table:table-cell office:value-type="string" calcext:value-type="string">
            <text:p><text:s/>بهار</text:p>
          </table:table-cell>
          <table:table-cell office:value-type="string" calcext:value-type="string">
            <text:p><text:s/>BAHAR_563E298N_S_KIRM</text:p>
          </table:table-cell>
          <table:table-cell office:value-type="string" calcext:value-type="string">
            <text:p><text:s/>مرحلة"</text:p>
          </table:table-cell>
          <table:table-cell office:value-type="float" office:value="35785" calcext:value-type="float">
            <text:p>35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فرزين</text:p>
          </table:table-cell>
          <table:table-cell office:value-type="string" calcext:value-type="string">
            <text:p><text:s/>FIRZIN_567E299N_S_KIRM</text:p>
          </table:table-cell>
          <table:table-cell office:value-type="string" calcext:value-type="string">
            <text:p><text:s/>ماهان</text:p>
          </table:table-cell>
          <table:table-cell office:value-type="string" calcext:value-type="string">
            <text:p><text:s/>MAHAN_573E301N_S_KIRM</text:p>
          </table:table-cell>
          <table:table-cell office:value-type="string" calcext:value-type="string">
            <text:p><text:s/>مرحلة"</text:p>
          </table:table-cell>
          <table:table-cell office:value-type="float" office:value="50860" calcext:value-type="float">
            <text:p>50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اهان</text:p>
          </table:table-cell>
          <table:table-cell office:value-type="string" calcext:value-type="string">
            <text:p><text:s/>MAHAN_573E301N_S_KIRM</text:p>
          </table:table-cell>
          <table:table-cell office:value-type="string" calcext:value-type="string">
            <text:p><text:s/>خبيص</text:p>
          </table:table-cell>
          <table:table-cell office:value-type="string" calcext:value-type="string">
            <text:p><text:s/>KHABIS_577E304N_S_KIRM</text:p>
          </table:table-cell>
          <table:table-cell office:value-type="string" calcext:value-type="string">
            <text:p><text:s/>3 مراحل"</text:p>
          </table:table-cell>
          <table:table-cell office:value-type="float" office:value="64531" calcext:value-type="float">
            <text:p>64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م</text:p>
          </table:table-cell>
          <table:table-cell office:value-type="string" calcext:value-type="string">
            <text:p><text:s/>BAMM_583E291N_S_KIRM</text:p>
          </table:table-cell>
          <table:table-cell office:value-type="string" calcext:value-type="string">
            <text:p><text:s/>نرماسير</text:p>
          </table:table-cell>
          <table:table-cell office:value-type="string" calcext:value-type="string">
            <text:p><text:s/>NARMASIR_586E289N_S_KIRM</text:p>
          </table:table-cell>
          <table:table-cell office:value-type="string" calcext:value-type="string">
            <text:p><text:s/>مرحلة"</text:p>
          </table:table-cell>
          <table:table-cell office:value-type="float" office:value="33780" calcext:value-type="float">
            <text:p>33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ه</text:p>
          </table:table-cell>
          <table:table-cell office:value-type="string" calcext:value-type="string">
            <text:p><text:s/>BIH_613E262N_S_SIND</text:p>
          </table:table-cell>
          <table:table-cell office:value-type="string" calcext:value-type="string">
            <text:p><text:s/>قصرقند</text:p>
          </table:table-cell>
          <table:table-cell office:value-type="string" calcext:value-type="string">
            <text:p><text:s/>QASRQAND_607E262N_S_SIND</text:p>
          </table:table-cell>
          <table:table-cell office:value-type="string" calcext:value-type="string">
            <text:p><text:s/>مرحلة"</text:p>
          </table:table-cell>
          <table:table-cell office:value-type="float" office:value="63400" calcext:value-type="float">
            <text:p>63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الق</text:p>
          </table:table-cell>
          <table:table-cell office:value-type="string" calcext:value-type="string">
            <text:p><text:s/>JALQ_626E276N_S_SIND</text:p>
          </table:table-cell>
          <table:table-cell office:value-type="string" calcext:value-type="string">
            <text:p><text:s/>خواص</text:p>
          </table:table-cell>
          <table:table-cell office:value-type="string" calcext:value-type="string">
            <text:p><text:s/>KHAWASH_618E277N_S_SIND</text:p>
          </table:table-cell>
          <table:table-cell office:value-type="string" calcext:value-type="string">
            <text:p><text:s/>30 فرسخا"</text:p>
          </table:table-cell>
          <table:table-cell office:value-type="float" office:value="86647" calcext:value-type="float">
            <text:p>86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قامهل</text:p>
          </table:table-cell>
          <table:table-cell office:value-type="string" calcext:value-type="string">
            <text:p><text:s/>QAMUHUL_717E236N_S_SIND</text:p>
          </table:table-cell>
          <table:table-cell office:value-type="string" calcext:value-type="string">
            <text:p><text:s/>كنباية</text:p>
          </table:table-cell>
          <table:table-cell office:value-type="string" calcext:value-type="string">
            <text:p><text:s/>KANBAYA_725E223N_S_SIND</text:p>
          </table:table-cell>
          <table:table-cell office:value-type="string" calcext:value-type="string">
            <text:p><text:s/>4 مراحل"</text:p>
          </table:table-cell>
          <table:table-cell office:value-type="float" office:value="165635" calcext:value-type="float">
            <text:p>165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سمد</text:p>
          </table:table-cell>
          <table:table-cell office:value-type="string" calcext:value-type="string">
            <text:p><text:s/>BASMAD_708E291N_S_SIND</text:p>
          </table:table-cell>
          <table:table-cell office:value-type="string" calcext:value-type="string">
            <text:p><text:s/>الرور</text:p>
          </table:table-cell>
          <table:table-cell office:value-type="string" calcext:value-type="string">
            <text:p><text:s/>RUR_689E276N_S_SIND</text:p>
          </table:table-cell>
          <table:table-cell office:value-type="string" calcext:value-type="string">
            <text:p><text:s/>3 مراحل"</text:p>
          </table:table-cell>
          <table:table-cell office:value-type="float" office:value="257105" calcext:value-type="float">
            <text:p>2571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70" meta:object-count="0"/>
    <meta:generator>LibreOffice/5.0.6.2$Linux_X86_64 LibreOffice_project/00m0$Build-2</meta:generator>
  </office:meta>
</office:document-meta>
</file>